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Table2" style:family="table">
      <style:table-properties style:width="4.313cm" fo:margin-left="1.095cm" table:align="left"/>
    </style:style>
    <style:style style:name="Table2.A" style:family="table-column">
      <style:table-column-properties style:column-width="4.313cm"/>
    </style:style>
    <style:style style:name="Table2.A1" style:family="table-cell">
      <style:table-cell-properties style:writing-mode="page"/>
    </style:style>
    <style:style style:name="Table1" style:family="table">
      <style:table-properties style:width="4.498cm" fo:margin-left="1.095cm" table:align="left"/>
    </style:style>
    <style:style style:name="Table1.A" style:family="table-column">
      <style:table-column-properties style:column-width="4.498cm"/>
    </style:style>
    <style:style style:name="Table1.A1" style:family="table-cell">
      <style:table-cell-properties style:writing-mode="page"/>
    </style:style>
    <style:style style:name="Table4" style:family="table">
      <style:table-properties style:width="17.701cm" fo:margin-left="0cm" table:align="left"/>
    </style:style>
    <style:style style:name="Table4.A" style:family="table-column">
      <style:table-column-properties style:column-width="1.545cm"/>
    </style:style>
    <style:style style:name="Table4.E" style:family="table-column">
      <style:table-column-properties style:column-width="1.81cm"/>
    </style:style>
    <style:style style:name="Table4.F" style:family="table-column">
      <style:table-column-properties style:column-width="1.281cm"/>
    </style:style>
    <style:style style:name="Table4.G" style:family="table-column">
      <style:table-column-properties style:column-width="1.547cm"/>
    </style:style>
    <style:style style:name="Table4.H" style:family="table-column">
      <style:table-column-properties style:column-width="1.776cm"/>
    </style:style>
    <style:style style:name="Table4.I" style:family="table-column">
      <style:table-column-properties style:column-width="1.314cm"/>
    </style:style>
    <style:style style:name="Table4.K" style:family="table-column">
      <style:table-column-properties style:column-width="2.247cm"/>
    </style:style>
    <style:style style:name="Table4.A1" style:family="table-cell">
      <style:table-cell-properties fo:padding="0.097cm" fo:border-left="0.5pt solid #000000" fo:border-right="none" fo:border-top="0.5pt solid #000000" fo:border-bottom="0.5pt solid #000000"/>
    </style:style>
    <style:style style:name="Table4.K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K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3.401cm" style:rel-column-width="13107*"/>
    </style:style>
    <style:style style:name="Table3.A1" style:family="table-cell">
      <style:table-cell-properties fo:padding="0.097cm" fo:border-left="0.5pt solid #000000" fo:border-right="none" fo:border-top="0.5pt solid #000000" fo:border-bottom="none"/>
    </style:style>
    <style:style style:name="Table3.E1" style:family="table-cell">
      <style:table-cell-properties fo:padding="0.097cm" fo:border-left="0.5pt solid #000000" fo:border-right="0.5pt solid #000000" fo:border-top="0.5pt solid #000000" fo:border-bottom="none"/>
    </style:style>
    <style:style style:name="Table3.A2" style:family="table-cell">
      <style:table-cell-properties fo:padding="0.097cm" fo:border-left="0.5pt solid #000000" fo:border-right="none" fo:border-top="none" fo:border-bottom="none"/>
    </style:style>
    <style:style style:name="Table3.E2" style:family="table-cell">
      <style:table-cell-properties fo:padding="0.097cm" fo:border-left="0.5pt solid #000000" fo:border-right="0.5pt solid #000000" fo:border-top="none" fo:border-bottom="none"/>
    </style:style>
    <style:style style:name="Table3.3" style:family="table-row">
      <style:table-row-properties style:min-row-height="0.743cm"/>
    </style:style>
    <style:style style:name="Table3.A18" style:family="table-cell">
      <style:table-cell-properties fo:padding="0.097cm" fo:border-left="0.5pt solid #000000" fo:border-right="none" fo:border-top="none" fo:border-bottom="0.5pt solid #000000"/>
    </style:style>
    <style:style style:name="Table3.E18"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12pt" fo:font-weight="normal" officeooo:rsid="000fc3c1" officeooo:paragraph-rsid="000fc3c1" style:font-size-asian="10.5pt" style:font-weight-asian="normal" style:font-size-complex="12pt" style:font-weight-complex="normal"/>
    </style:style>
    <style:style style:name="P2" style:family="paragraph" style:parent-style-name="Standard">
      <style:text-properties fo:font-size="12pt" fo:font-weight="normal" officeooo:rsid="00112486" officeooo:paragraph-rsid="00112486" style:font-size-asian="10.5pt" style:font-weight-asian="normal" style:font-size-complex="12pt" style:font-weight-complex="normal"/>
    </style:style>
    <style:style style:name="P3" style:family="paragraph" style:parent-style-name="Standard">
      <style:text-properties fo:font-size="12pt" fo:font-weight="normal" officeooo:rsid="00121e89" officeooo:paragraph-rsid="00121e89" style:font-size-asian="10.5pt" style:font-weight-asian="normal" style:font-size-complex="12pt" style:font-weight-complex="normal"/>
    </style:style>
    <style:style style:name="P4" style:family="paragraph" style:parent-style-name="Standard">
      <style:text-properties fo:font-size="12pt" fo:font-weight="normal" officeooo:rsid="00121e89" officeooo:paragraph-rsid="00282369" style:font-size-asian="10.5pt" style:font-weight-asian="normal" style:font-size-complex="12pt" style:font-weight-complex="normal"/>
    </style:style>
    <style:style style:name="P5" style:family="paragraph" style:parent-style-name="Standard">
      <style:text-properties fo:font-size="12pt" fo:font-weight="normal" officeooo:rsid="0012a64a" officeooo:paragraph-rsid="0012a64a" style:font-size-asian="10.5pt" style:font-weight-asian="normal" style:font-size-complex="12pt" style:font-weight-complex="normal"/>
    </style:style>
    <style:style style:name="P6" style:family="paragraph" style:parent-style-name="Standard">
      <style:text-properties fo:font-size="12pt" fo:font-weight="normal" officeooo:rsid="00143188" officeooo:paragraph-rsid="00143188" style:font-size-asian="10.5pt" style:font-weight-asian="normal" style:font-size-complex="12pt" style:font-weight-complex="normal"/>
    </style:style>
    <style:style style:name="P7" style:family="paragraph" style:parent-style-name="Standard">
      <style:text-properties fo:font-size="12pt" fo:font-weight="normal" officeooo:rsid="0014598f" officeooo:paragraph-rsid="0014598f" style:font-size-asian="10.5pt" style:font-weight-asian="normal" style:font-size-complex="12pt" style:font-weight-complex="normal"/>
    </style:style>
    <style:style style:name="P8" style:family="paragraph" style:parent-style-name="Standard">
      <style:text-properties fo:font-size="12pt" fo:font-weight="normal" officeooo:rsid="0014d92f" officeooo:paragraph-rsid="0014d92f" style:font-size-asian="10.5pt" style:font-weight-asian="normal" style:font-size-complex="12pt" style:font-weight-complex="normal"/>
    </style:style>
    <style:style style:name="P9" style:family="paragraph" style:parent-style-name="Standard">
      <style:text-properties fo:font-size="12pt" fo:font-weight="normal" officeooo:rsid="0014d92f" officeooo:paragraph-rsid="002651be" style:font-size-asian="10.5pt" style:font-weight-asian="normal" style:font-size-complex="12pt" style:font-weight-complex="normal"/>
    </style:style>
    <style:style style:name="P10" style:family="paragraph" style:parent-style-name="Standard">
      <style:text-properties fo:font-size="12pt" fo:font-weight="normal" officeooo:rsid="0022f9a1" officeooo:paragraph-rsid="0022f9a1" style:font-size-asian="10.5pt" style:font-weight-asian="normal" style:font-size-complex="12pt" style:font-weight-complex="normal"/>
    </style:style>
    <style:style style:name="P11" style:family="paragraph" style:parent-style-name="Standard">
      <style:text-properties fo:font-size="12pt" fo:font-weight="normal" officeooo:rsid="00282369" officeooo:paragraph-rsid="0028c6d7" style:font-size-asian="10.5pt" style:font-weight-asian="normal" style:font-size-complex="12pt" style:font-weight-complex="normal"/>
    </style:style>
    <style:style style:name="P12" style:family="paragraph" style:parent-style-name="Standard">
      <style:text-properties fo:font-size="12pt" fo:font-weight="normal" officeooo:rsid="002abadb" officeooo:paragraph-rsid="002abadb" style:font-size-asian="10.5pt" style:font-weight-asian="normal" style:font-size-complex="12pt" style:font-weight-complex="normal"/>
    </style:style>
    <style:style style:name="P13" style:family="paragraph" style:parent-style-name="Standard">
      <style:text-properties fo:font-size="12pt" fo:font-weight="normal" officeooo:rsid="002abadb" officeooo:paragraph-rsid="002b1ea2" style:font-size-asian="10.5pt" style:font-weight-asian="normal" style:font-size-complex="12pt" style:font-weight-complex="normal"/>
    </style:style>
    <style:style style:name="P14" style:family="paragraph" style:parent-style-name="Standard">
      <style:text-properties fo:font-size="12pt" fo:font-weight="normal" officeooo:rsid="002abadb" officeooo:paragraph-rsid="0053a08e" style:font-size-asian="10.5pt" style:font-weight-asian="normal" style:font-size-complex="12pt" style:font-weight-complex="normal"/>
    </style:style>
    <style:style style:name="P15" style:family="paragraph" style:parent-style-name="Standard">
      <style:text-properties fo:font-size="12pt" fo:font-weight="normal" officeooo:rsid="002abadb" officeooo:paragraph-rsid="00618c71" style:font-size-asian="10.5pt" style:font-weight-asian="normal" style:font-size-complex="12pt" style:font-weight-complex="normal"/>
    </style:style>
    <style:style style:name="P16" style:family="paragraph" style:parent-style-name="Standard">
      <style:text-properties fo:font-size="12pt" fo:font-weight="normal" officeooo:rsid="002b1ea2" officeooo:paragraph-rsid="002b1ea2" style:font-size-asian="10.5pt" style:font-weight-asian="normal" style:font-size-complex="12pt" style:font-weight-complex="normal"/>
    </style:style>
    <style:style style:name="P17" style:family="paragraph" style:parent-style-name="Standard">
      <style:text-properties fo:font-size="12pt" fo:font-weight="normal" officeooo:rsid="002b5776" officeooo:paragraph-rsid="002b5776" style:font-size-asian="10.5pt" style:font-weight-asian="normal" style:font-size-complex="12pt" style:font-weight-complex="normal"/>
    </style:style>
    <style:style style:name="P18" style:family="paragraph" style:parent-style-name="Standard">
      <style:text-properties fo:font-size="12pt" fo:font-weight="normal" officeooo:rsid="002b58c0" officeooo:paragraph-rsid="002d52de" style:font-size-asian="10.5pt" style:font-weight-asian="normal" style:font-size-complex="12pt" style:font-weight-complex="normal"/>
    </style:style>
    <style:style style:name="P19" style:family="paragraph" style:parent-style-name="Standard">
      <style:text-properties fo:font-size="12pt" fo:font-weight="normal" officeooo:rsid="002d52de" officeooo:paragraph-rsid="002d52de" style:font-size-asian="10.5pt" style:font-weight-asian="normal" style:font-size-complex="12pt" style:font-weight-complex="normal"/>
    </style:style>
    <style:style style:name="P20" style:family="paragraph" style:parent-style-name="Standard">
      <style:text-properties fo:font-size="12pt" fo:font-weight="normal" officeooo:rsid="002d860f" officeooo:paragraph-rsid="002d860f" style:font-size-asian="10.5pt" style:font-weight-asian="normal" style:font-size-complex="12pt" style:font-weight-complex="normal"/>
    </style:style>
    <style:style style:name="P21" style:family="paragraph" style:parent-style-name="Standard">
      <style:text-properties fo:font-size="12pt" fo:font-weight="normal" officeooo:rsid="002e78cf" officeooo:paragraph-rsid="002e78cf" style:font-size-asian="10.5pt" style:font-weight-asian="normal" style:font-size-complex="12pt" style:font-weight-complex="normal"/>
    </style:style>
    <style:style style:name="P22" style:family="paragraph" style:parent-style-name="Standard">
      <style:text-properties fo:font-size="12pt" fo:font-weight="normal" officeooo:rsid="00300cde" officeooo:paragraph-rsid="00300cde" style:font-size-asian="10.5pt" style:font-weight-asian="normal" style:font-size-complex="12pt" style:font-weight-complex="normal"/>
    </style:style>
    <style:style style:name="P23" style:family="paragraph" style:parent-style-name="Standard">
      <style:text-properties fo:font-size="12pt" fo:font-weight="normal" officeooo:rsid="006116eb" officeooo:paragraph-rsid="006116eb" style:font-size-asian="10.5pt" style:font-weight-asian="normal" style:font-size-complex="12pt" style:font-weight-complex="normal"/>
    </style:style>
    <style:style style:name="P24" style:family="paragraph" style:parent-style-name="Standard">
      <style:text-properties fo:font-size="12pt" fo:font-weight="normal" officeooo:rsid="00618c71" officeooo:paragraph-rsid="00618c71" style:font-size-asian="10.5pt" style:font-weight-asian="normal" style:font-size-complex="12pt" style:font-weight-complex="normal"/>
    </style:style>
    <style:style style:name="P25" style:family="paragraph" style:parent-style-name="Standard">
      <style:text-properties fo:font-size="12pt" fo:font-weight="normal" officeooo:rsid="0061dd6f" officeooo:paragraph-rsid="0061dd6f" style:font-size-asian="10.5pt" style:font-weight-asian="normal" style:font-size-complex="12pt" style:font-weight-complex="normal"/>
    </style:style>
    <style:style style:name="P26" style:family="paragraph" style:parent-style-name="Standard">
      <style:text-properties fo:font-size="12pt" fo:font-weight="bold" officeooo:rsid="00112486" officeooo:paragraph-rsid="00112486" style:font-size-asian="10.5pt" style:font-weight-asian="bold" style:font-size-complex="12pt" style:font-weight-complex="bold"/>
    </style:style>
    <style:style style:name="P27" style:family="paragraph" style:parent-style-name="Standard">
      <style:text-properties fo:font-size="12pt" fo:font-weight="bold" officeooo:rsid="00121e89" officeooo:paragraph-rsid="00121e89" style:font-size-asian="10.5pt" style:font-weight-asian="bold" style:font-size-complex="12pt" style:font-weight-complex="bold"/>
    </style:style>
    <style:style style:name="P28" style:family="paragraph" style:parent-style-name="Standard">
      <style:text-properties fo:font-size="12pt" style:text-underline-style="solid" style:text-underline-width="auto" style:text-underline-color="font-color" fo:font-weight="normal" officeooo:rsid="002b5776" officeooo:paragraph-rsid="002b5776" style:font-size-asian="10.5pt" style:font-weight-asian="normal" style:font-size-complex="12pt" style:font-weight-complex="normal"/>
    </style:style>
    <style:style style:name="P29" style:family="paragraph" style:parent-style-name="Table_20_Contents">
      <style:text-properties fo:font-size="12pt" officeooo:rsid="005dac61" officeooo:paragraph-rsid="005dac61" style:font-size-asian="10.5pt" style:font-size-complex="12pt"/>
    </style:style>
    <style:style style:name="P30" style:family="paragraph" style:parent-style-name="Table_20_Contents">
      <style:text-properties fo:font-size="12pt" officeooo:rsid="005f23ae" officeooo:paragraph-rsid="005f23ae" style:font-size-asian="10.5pt" style:font-size-complex="12pt"/>
    </style:style>
    <style:style style:name="P31" style:family="paragraph" style:parent-style-name="Table_20_Contents">
      <style:text-properties fo:font-size="12pt" officeooo:rsid="005f57ab" officeooo:paragraph-rsid="005f57ab" style:font-size-asian="10.5pt" style:font-size-complex="12pt"/>
    </style:style>
    <style:style style:name="P32" style:family="paragraph" style:parent-style-name="Table_20_Contents">
      <style:text-properties fo:font-size="12pt" officeooo:rsid="005fef46" officeooo:paragraph-rsid="005fef46" style:font-size-asian="10.5pt" style:font-size-complex="12pt"/>
    </style:style>
    <style:style style:name="P33" style:family="paragraph" style:parent-style-name="Table_20_Contents">
      <style:text-properties fo:font-size="12pt" officeooo:rsid="006116eb" officeooo:paragraph-rsid="006116eb" style:font-size-asian="10.5pt" style:font-size-complex="12pt"/>
    </style:style>
    <style:style style:name="P34" style:family="paragraph" style:parent-style-name="Standard">
      <style:text-properties fo:font-size="12.75pt" fo:font-weight="normal" officeooo:rsid="0014d92f" officeooo:paragraph-rsid="0014d92f" style:font-size-asian="10.5pt" style:font-weight-asian="normal" style:font-size-complex="12pt" style:font-weight-complex="normal"/>
    </style:style>
    <style:style style:name="P35" style:family="paragraph" style:parent-style-name="Standard">
      <style:text-properties officeooo:paragraph-rsid="002446cf"/>
    </style:style>
    <style:style style:name="P36" style:family="paragraph" style:parent-style-name="Standard">
      <style:text-properties officeooo:rsid="002446cf" officeooo:paragraph-rsid="002446cf"/>
    </style:style>
    <style:style style:name="P37" style:family="paragraph" style:parent-style-name="Standard">
      <style:text-properties officeooo:paragraph-rsid="00247767"/>
    </style:style>
    <style:style style:name="P38" style:family="paragraph" style:parent-style-name="Standard">
      <style:text-properties officeooo:paragraph-rsid="002651be"/>
    </style:style>
    <style:style style:name="P39" style:family="paragraph" style:parent-style-name="Standard">
      <style:text-properties officeooo:rsid="002651be" officeooo:paragraph-rsid="002651be"/>
    </style:style>
    <style:style style:name="P40" style:family="paragraph" style:parent-style-name="Standard">
      <style:text-properties officeooo:rsid="002651be" officeooo:paragraph-rsid="00282369"/>
    </style:style>
    <style:style style:name="P41" style:family="paragraph" style:parent-style-name="Standard">
      <style:text-properties officeooo:rsid="00282369" officeooo:paragraph-rsid="00282369"/>
    </style:style>
    <style:style style:name="P42" style:family="paragraph" style:parent-style-name="Standard">
      <style:text-properties style:text-position="0% 100%" fo:font-size="12pt" fo:font-weight="normal" officeooo:rsid="0028c6d7" officeooo:paragraph-rsid="0028c6d7" style:font-size-asian="10.5pt" style:font-weight-asian="normal" style:font-size-complex="12pt" style:font-weight-complex="normal"/>
    </style:style>
    <style:style style:name="P43" style:family="paragraph" style:parent-style-name="Standard">
      <style:text-properties style:text-position="0% 100%" fo:font-size="12pt" fo:font-weight="normal" officeooo:rsid="0031ebb2" officeooo:paragraph-rsid="0031ebb2" style:font-size-asian="10.5pt" style:font-weight-asian="normal" style:font-size-complex="12pt" style:font-weight-complex="normal"/>
    </style:style>
    <style:style style:name="P44" style:family="paragraph" style:parent-style-name="Standard">
      <style:text-properties style:text-position="0% 100%" fo:font-size="12pt" fo:font-weight="normal" officeooo:rsid="00337148" officeooo:paragraph-rsid="00337148" style:font-size-asian="10.5pt" style:font-weight-asian="normal" style:font-size-complex="12pt" style:font-weight-complex="normal"/>
    </style:style>
    <style:style style:name="P45" style:family="paragraph" style:parent-style-name="Standard">
      <style:text-properties style:text-position="0% 100%" fo:font-size="12pt" fo:font-weight="normal" officeooo:rsid="0033f6a4" officeooo:paragraph-rsid="0033f6a4" style:font-size-asian="10.5pt" style:font-weight-asian="normal" style:font-size-complex="12pt" style:font-weight-complex="normal"/>
    </style:style>
    <style:style style:name="P46" style:family="paragraph" style:parent-style-name="Standard">
      <style:text-properties style:text-position="0% 100%" fo:font-size="12pt" fo:font-weight="normal" officeooo:rsid="00349ade" officeooo:paragraph-rsid="00349ade" style:font-size-asian="10.5pt" style:font-weight-asian="normal" style:font-size-complex="12pt" style:font-weight-complex="normal"/>
    </style:style>
    <style:style style:name="P47" style:family="paragraph" style:parent-style-name="Standard">
      <style:text-properties style:text-position="0% 100%" fo:font-size="12pt" fo:font-weight="normal" officeooo:rsid="003582d7" officeooo:paragraph-rsid="003582d7" style:font-size-asian="10.5pt" style:font-weight-asian="normal" style:font-size-complex="12pt" style:font-weight-complex="normal"/>
    </style:style>
    <style:style style:name="P48" style:family="paragraph" style:parent-style-name="Standard">
      <style:text-properties style:text-position="0% 100%" fo:font-size="12pt" fo:font-weight="normal" officeooo:rsid="001f4a45" officeooo:paragraph-rsid="0014d92f" style:font-size-asian="10.5pt" style:font-weight-asian="normal" style:font-size-complex="12pt" style:font-weight-complex="normal"/>
    </style:style>
    <style:style style:name="P49" style:family="paragraph" style:parent-style-name="Standard">
      <style:text-properties style:text-position="0% 100%" fo:font-size="12pt" fo:font-weight="normal" officeooo:rsid="004d59b7" officeooo:paragraph-rsid="004d59b7" style:font-size-asian="10.5pt" style:font-weight-asian="normal" style:font-size-complex="12pt" style:font-weight-complex="normal"/>
    </style:style>
    <style:style style:name="P50" style:family="paragraph" style:parent-style-name="Standard">
      <style:text-properties style:text-position="0% 100%" fo:font-size="12pt" fo:font-weight="normal" officeooo:rsid="004d59b7" style:font-size-asian="10.5pt" style:font-weight-asian="normal" style:font-size-complex="12pt" style:font-weight-complex="normal"/>
    </style:style>
    <style:style style:name="P51" style:family="paragraph" style:parent-style-name="Standard">
      <style:text-properties style:text-position="0% 100%" fo:font-size="12pt" fo:font-weight="normal" officeooo:rsid="004eae13" officeooo:paragraph-rsid="004eae13" style:font-size-asian="10.5pt" style:font-weight-asian="normal" style:font-size-complex="12pt" style:font-weight-complex="normal"/>
    </style:style>
    <style:style style:name="P52" style:family="paragraph" style:parent-style-name="Standard">
      <style:text-properties style:text-position="0% 100%" fo:font-size="12pt" fo:font-weight="normal" officeooo:rsid="004f9a81" officeooo:paragraph-rsid="004f9a81" style:font-size-asian="10.5pt" style:font-weight-asian="normal" style:font-size-complex="12pt" style:font-weight-complex="normal"/>
    </style:style>
    <style:style style:name="P53" style:family="paragraph" style:parent-style-name="Standard">
      <style:text-properties style:text-position="0% 100%" fo:font-size="12pt" fo:font-weight="normal" officeooo:rsid="005116e4" officeooo:paragraph-rsid="005116e4" style:font-size-asian="10.5pt" style:font-weight-asian="normal" style:font-size-complex="12pt" style:font-weight-complex="normal"/>
    </style:style>
    <style:style style:name="P54" style:family="paragraph" style:parent-style-name="Standard">
      <style:text-properties style:text-position="0% 100%" fo:font-size="12pt" fo:font-weight="normal" officeooo:rsid="005116e4" officeooo:paragraph-rsid="0052a9e5" style:font-size-asian="10.5pt" style:font-weight-asian="normal" style:font-size-complex="12pt" style:font-weight-complex="normal"/>
    </style:style>
    <style:style style:name="P55" style:family="paragraph" style:parent-style-name="Standard">
      <style:text-properties style:text-position="0% 100%" fo:font-size="12pt" fo:font-weight="normal" officeooo:rsid="0051e019" officeooo:paragraph-rsid="0051e019" style:font-size-asian="10.5pt" style:font-weight-asian="normal" style:font-size-complex="12pt" style:font-weight-complex="normal"/>
    </style:style>
    <style:style style:name="P56" style:family="paragraph" style:parent-style-name="Standard">
      <style:text-properties style:text-position="0% 100%" fo:font-size="12pt" fo:font-weight="normal" officeooo:rsid="0052a9e5" officeooo:paragraph-rsid="0052a9e5" style:font-size-asian="10.5pt" style:font-weight-asian="normal" style:font-size-complex="12pt" style:font-weight-complex="normal"/>
    </style:style>
    <style:style style:name="P57" style:family="paragraph" style:parent-style-name="Standard">
      <style:text-properties style:text-position="0% 100%" fo:font-size="12pt" fo:font-weight="normal" officeooo:rsid="00539ec7" officeooo:paragraph-rsid="00539ec7" style:font-size-asian="10.5pt" style:font-weight-asian="normal" style:font-size-complex="12pt" style:font-weight-complex="normal"/>
    </style:style>
    <style:style style:name="P58" style:family="paragraph" style:parent-style-name="Standard">
      <style:text-properties style:text-position="0% 100%" fo:font-size="12pt" fo:font-weight="normal" officeooo:rsid="00539ec7" officeooo:paragraph-rsid="0060d376" style:font-size-asian="10.5pt" style:font-weight-asian="normal" style:font-size-complex="12pt" style:font-weight-complex="normal"/>
    </style:style>
    <style:style style:name="P59" style:family="paragraph" style:parent-style-name="Standard">
      <style:text-properties style:text-position="0% 100%" fo:font-size="12pt" fo:font-weight="normal" officeooo:rsid="005fef46" officeooo:paragraph-rsid="0060487b" style:font-size-asian="10.5pt" style:font-weight-asian="normal" style:font-size-complex="12pt" style:font-weight-complex="normal"/>
    </style:style>
    <style:style style:name="P60" style:family="paragraph" style:parent-style-name="Standard">
      <style:text-properties style:text-position="0% 100%" fo:font-size="12pt" fo:font-weight="normal" officeooo:rsid="0060487b" officeooo:paragraph-rsid="0060487b" style:font-size-asian="10.5pt" style:font-weight-asian="normal" style:font-size-complex="12pt" style:font-weight-complex="normal"/>
    </style:style>
    <style:style style:name="P61" style:family="paragraph" style:parent-style-name="Standard">
      <style:text-properties style:text-position="0% 100%" fo:font-size="12pt" fo:font-weight="normal" officeooo:rsid="0060d376" officeooo:paragraph-rsid="0060d376" style:font-size-asian="10.5pt" style:font-weight-asian="normal" style:font-size-complex="12pt" style:font-weight-complex="normal"/>
    </style:style>
    <style:style style:name="P62" style:family="paragraph" style:parent-style-name="Standard">
      <style:text-properties style:text-position="0% 100%" fo:font-size="12pt" fo:font-weight="normal" officeooo:rsid="006116eb" officeooo:paragraph-rsid="00539ec7" style:font-size-asian="10.5pt" style:font-weight-asian="normal" style:font-size-complex="12pt" style:font-weight-complex="normal"/>
    </style:style>
    <style:style style:name="P63" style:family="paragraph" style:parent-style-name="Standard">
      <style:text-properties style:text-position="0% 100%" fo:font-size="12pt" fo:font-weight="normal" officeooo:rsid="006116eb" officeooo:paragraph-rsid="006116eb" style:font-size-asian="10.5pt" style:font-weight-asian="normal" style:font-size-complex="12pt" style:font-weight-complex="normal"/>
    </style:style>
    <style:style style:name="P64" style:family="paragraph" style:parent-style-name="Standard">
      <style:text-properties style:text-position="0% 100%" fo:font-size="12pt" fo:font-weight="normal" officeooo:rsid="006cc5db" officeooo:paragraph-rsid="006cc5db" style:font-size-asian="10.5pt" style:font-weight-asian="normal" style:font-size-complex="12pt" style:font-weight-complex="normal"/>
    </style:style>
    <style:style style:name="P65" style:family="paragraph" style:parent-style-name="Standard">
      <style:text-properties style:text-position="0% 100%" fo:font-size="12pt" fo:font-weight="normal" officeooo:rsid="006d4f31" officeooo:paragraph-rsid="006d4f31" style:font-size-asian="10.5pt" style:font-weight-asian="normal" style:font-size-complex="12pt" style:font-weight-complex="normal"/>
    </style:style>
    <style:style style:name="P66" style:family="paragraph" style:parent-style-name="Standard">
      <style:text-properties style:text-position="0% 100%" style:font-name="Liberation Serif1" fo:font-size="12.75pt" style:text-underline-style="none" fo:font-weight="normal" officeooo:rsid="002446cf" officeooo:paragraph-rsid="0014d92f" style:font-size-asian="10.5pt" style:font-weight-asian="normal" style:font-size-complex="12pt" style:font-weight-complex="normal"/>
    </style:style>
    <style:style style:name="P67" style:family="paragraph" style:parent-style-name="Standard">
      <style:text-properties style:text-position="0% 100%" style:font-name="Liberation Serif1" fo:font-size="12.75pt" style:text-underline-style="none" fo:font-weight="normal" officeooo:rsid="002651be" officeooo:paragraph-rsid="002651be" style:font-size-asian="10.5pt" style:font-weight-asian="normal" style:font-size-complex="12pt" style:font-weight-complex="normal"/>
    </style:style>
    <style:style style:name="P68" style:family="paragraph" style:parent-style-name="Standard">
      <style:text-properties style:text-position="0% 100%" style:font-name="Liberation Serif1" fo:font-size="12pt" style:text-underline-style="none" fo:font-weight="normal" officeooo:rsid="002446cf" officeooo:paragraph-rsid="002446cf" style:font-size-asian="10.5pt" style:font-weight-asian="normal" style:font-size-complex="12pt" style:font-weight-complex="normal"/>
    </style:style>
    <style:style style:name="P69" style:family="paragraph" style:parent-style-name="Standard">
      <style:text-properties style:text-position="0% 100%" style:font-name="Liberation Serif1" fo:font-size="12pt" style:text-underline-style="none" fo:font-weight="normal" officeooo:rsid="00247767" officeooo:paragraph-rsid="00247767" style:font-size-asian="10.5pt" style:font-weight-asian="normal" style:font-size-complex="12pt" style:font-weight-complex="normal"/>
    </style:style>
    <style:style style:name="P70" style:family="paragraph" style:parent-style-name="Standard">
      <style:text-properties style:text-position="0% 100%" style:font-name="Liberation Serif1" fo:font-size="12pt" style:text-underline-style="none" fo:font-weight="normal" officeooo:rsid="002651be" officeooo:paragraph-rsid="002651be" style:font-size-asian="10.5pt" style:font-weight-asian="normal" style:font-size-complex="12pt" style:font-weight-complex="normal"/>
    </style:style>
    <style:style style:name="P71" style:family="paragraph" style:parent-style-name="Standard">
      <style:text-properties style:text-position="0% 100%" style:font-name="Liberation Serif1" fo:font-size="12pt" style:text-underline-style="none" fo:font-weight="normal" officeooo:rsid="00282369" officeooo:paragraph-rsid="00282369" style:font-size-asian="10.5pt" style:font-weight-asian="normal" style:font-size-complex="12pt" style:font-weight-complex="normal"/>
    </style:style>
    <style:style style:name="P72" style:family="paragraph" style:parent-style-name="Standard">
      <style:text-properties style:text-position="0% 100%" style:font-name="Liberation Serif1" fo:font-size="12pt" style:text-underline-style="none" fo:font-weight="normal" officeooo:rsid="0028c6d7" officeooo:paragraph-rsid="0028c6d7" style:font-name-asian="Liberation Serif" style:font-size-asian="10.5pt" style:font-weight-asian="normal" style:font-name-complex="Liberation Serif" style:font-size-complex="12pt" style:font-weight-complex="normal"/>
    </style:style>
    <style:style style:name="P73" style:family="paragraph" style:parent-style-name="Standard">
      <style:text-properties style:text-position="0% 100%" style:font-name="Liberation Serif1" fo:font-size="12pt" officeooo:rsid="002651be" officeooo:paragraph-rsid="002651be" style:font-size-asian="10.5pt" style:font-size-complex="12pt"/>
    </style:style>
    <style:style style:name="P74" style:family="paragraph" style:parent-style-name="Standard">
      <style:text-properties style:text-position="0% 100%" style:font-name="Liberation Serif1" fo:font-size="12pt" fo:font-weight="normal" officeooo:rsid="00371f65" officeooo:paragraph-rsid="003582d7" style:font-size-asian="10.5pt" style:font-weight-asian="normal" style:font-size-complex="12pt" style:font-weight-complex="normal"/>
    </style:style>
    <style:style style:name="P75" style:family="paragraph" style:parent-style-name="Standard">
      <style:text-properties style:text-position="0% 100%" style:font-name="Liberation Serif1" fo:font-size="12pt" fo:font-weight="bold" officeooo:rsid="00371f65" officeooo:paragraph-rsid="006cc5db" style:font-size-asian="10.5pt" style:font-weight-asian="bold" style:font-size-complex="12pt" style:font-weight-complex="bold"/>
    </style:style>
    <style:style style:name="P76" style:family="paragraph" style:parent-style-name="Standard">
      <style:text-properties style:text-position="0% 100%" style:font-name="Liberation Serif" fo:font-size="12pt" fo:font-weight="normal" officeooo:rsid="002b5776" officeooo:paragraph-rsid="002b5776" style:font-size-asian="10.5pt" style:font-weight-asian="normal" style:font-size-complex="12pt" style:font-weight-complex="normal"/>
    </style:style>
    <style:style style:name="P77" style:family="paragraph" style:parent-style-name="Standard">
      <style:text-properties style:text-position="0% 100%" style:font-name="Liberation Serif" fo:font-size="12pt" fo:font-weight="normal" officeooo:rsid="002b5776" officeooo:paragraph-rsid="002d52de" style:font-size-asian="10.5pt" style:font-weight-asian="normal" style:font-size-complex="12pt" style:font-weight-complex="normal"/>
    </style:style>
    <style:style style:name="P78" style:family="paragraph" style:parent-style-name="Standard">
      <style:text-properties style:text-position="0% 100%" style:font-name="Liberation Serif" fo:font-size="12pt" fo:font-weight="normal" officeooo:rsid="002b58c0" officeooo:paragraph-rsid="002b58c0" style:font-size-asian="10.5pt" style:font-weight-asian="normal" style:font-size-complex="12pt" style:font-weight-complex="normal"/>
    </style:style>
    <style:style style:name="P79" style:family="paragraph" style:parent-style-name="Standard">
      <style:text-properties style:text-position="0% 100%" style:font-name="Liberation Serif" fo:font-size="12pt" fo:font-weight="normal" officeooo:rsid="002d52de" officeooo:paragraph-rsid="002d52de" style:font-size-asian="10.5pt" style:font-weight-asian="normal" style:font-size-complex="12pt" style:font-weight-complex="normal"/>
    </style:style>
    <style:style style:name="P80" style:family="paragraph" style:parent-style-name="Standard">
      <style:text-properties style:text-position="0% 100%" style:font-name="Liberation Serif" fo:font-size="12pt" fo:font-weight="normal" officeooo:rsid="002d860f" officeooo:paragraph-rsid="002d860f" style:font-size-asian="10.5pt" style:font-weight-asian="normal" style:font-size-complex="12pt" style:font-weight-complex="normal"/>
    </style:style>
    <style:style style:name="P81" style:family="paragraph" style:parent-style-name="Standard">
      <style:text-properties style:text-position="0% 100%" style:font-name="Liberation Serif" fo:font-size="12pt" fo:font-weight="normal" officeooo:rsid="002e78cf" officeooo:paragraph-rsid="002e78cf" style:font-size-asian="10.5pt" style:font-weight-asian="normal" style:font-size-complex="12pt" style:font-weight-complex="normal"/>
    </style:style>
    <style:style style:name="P82" style:family="paragraph" style:parent-style-name="Standard">
      <style:text-properties style:text-position="0% 100%" style:font-name="Liberation Serif" fo:font-size="12pt" fo:font-weight="normal" officeooo:rsid="00300cde" officeooo:paragraph-rsid="002e78cf" style:font-size-asian="10.5pt" style:font-weight-asian="normal" style:font-size-complex="12pt" style:font-weight-complex="normal"/>
    </style:style>
    <style:style style:name="P83" style:family="paragraph" style:parent-style-name="Standard">
      <style:text-properties style:text-position="0% 100%" style:font-name="Liberation Serif" fo:font-size="12pt" fo:font-weight="normal" officeooo:rsid="00300cde" officeooo:paragraph-rsid="00300cde" style:font-size-asian="10.5pt" style:font-weight-asian="normal" style:font-size-complex="12pt" style:font-weight-complex="normal"/>
    </style:style>
    <style:style style:name="P84" style:family="paragraph" style:parent-style-name="Standard">
      <style:text-properties style:text-position="0% 100%" style:font-name="Liberation Serif" fo:font-size="12pt" fo:font-weight="normal" officeooo:rsid="0030a287" officeooo:paragraph-rsid="00300cde" style:font-size-asian="10.5pt" style:font-weight-asian="normal" style:font-size-complex="12pt" style:font-weight-complex="normal"/>
    </style:style>
    <style:style style:name="P85" style:family="paragraph" style:parent-style-name="Standard">
      <style:text-properties style:text-position="0% 100%" style:font-name="Liberation Serif" fo:font-size="12pt" fo:font-weight="normal" officeooo:rsid="0030a287" officeooo:paragraph-rsid="0030a287" style:font-size-asian="10.5pt" style:font-weight-asian="normal" style:font-size-complex="12pt" style:font-weight-complex="normal"/>
    </style:style>
    <style:style style:name="P86" style:family="paragraph" style:parent-style-name="Standard">
      <style:text-properties style:text-position="0% 100%" style:font-name="Liberation Serif" fo:font-size="14pt" fo:font-weight="normal" officeooo:rsid="002d860f" officeooo:paragraph-rsid="002d860f" style:font-size-asian="14pt" style:font-weight-asian="normal" style:font-size-complex="14pt" style:font-weight-complex="normal"/>
    </style:style>
    <style:style style:name="P87" style:family="paragraph" style:parent-style-name="Standard">
      <style:text-properties style:text-position="0% 100%" style:font-name="Liberation Serif" fo:font-size="14pt" fo:font-weight="normal" officeooo:rsid="002d860f" officeooo:paragraph-rsid="002d860f" style:font-size-asian="12.25pt" style:font-weight-asian="normal" style:font-size-complex="14pt" style:font-weight-complex="normal"/>
    </style:style>
    <style:style style:name="P88" style:family="paragraph" style:parent-style-name="Standard">
      <style:text-properties fo:font-size="14pt" fo:font-weight="normal" officeooo:rsid="002d860f" officeooo:paragraph-rsid="002d860f" style:font-size-asian="12.25pt" style:font-weight-asian="normal" style:font-size-complex="14pt" style:font-weight-complex="normal"/>
    </style:style>
    <style:style style:name="P89" style:family="paragraph" style:parent-style-name="Standard">
      <style:text-properties fo:font-size="15pt" fo:font-weight="bold" officeooo:rsid="000fc3c1" style:font-size-asian="15pt" style:font-weight-asian="bold" style:font-size-complex="15pt" style:font-weight-complex="bold"/>
    </style:style>
    <style:style style:name="P90" style:family="paragraph" style:parent-style-name="Standard">
      <style:text-properties fo:font-size="15pt" fo:font-weight="bold" officeooo:rsid="000fc3c1" officeooo:paragraph-rsid="000fc3c1" style:font-size-asian="15pt" style:font-weight-asian="bold" style:font-size-complex="15pt" style:font-weight-complex="bold"/>
    </style:style>
    <style:style style:name="P91" style:family="paragraph" style:parent-style-name="Standard">
      <style:text-properties fo:font-size="15pt" fo:font-weight="bold" officeooo:rsid="000fc3c1" officeooo:paragraph-rsid="0062acd0" style:font-size-asian="15pt" style:font-weight-asian="bold" style:font-size-complex="15pt" style:font-weight-complex="bold"/>
    </style:style>
    <style:style style:name="P92" style:family="paragraph" style:parent-style-name="Standard">
      <style:paragraph-properties fo:text-align="center" style:justify-single-word="false"/>
      <style:text-properties fo:font-size="15pt" fo:font-weight="bold" officeooo:rsid="0062acd0" officeooo:paragraph-rsid="0062acd0" style:font-size-asian="15pt" style:font-weight-asian="bold" style:font-size-complex="15pt" style:font-weight-complex="bold"/>
    </style:style>
    <style:style style:name="P93" style:family="paragraph" style:parent-style-name="Standard">
      <style:text-properties style:font-name="Liberation Serif" fo:font-size="12pt" fo:font-weight="normal" officeooo:rsid="002b5776" officeooo:paragraph-rsid="002b5776" style:font-size-asian="10.5pt" style:font-weight-asian="normal" style:font-size-complex="12pt" style:font-weight-complex="normal"/>
    </style:style>
    <style:style style:name="P94" style:family="paragraph" style:parent-style-name="Standard">
      <style:text-properties officeooo:paragraph-rsid="0062acd0"/>
    </style:style>
    <style:style style:name="P95" style:family="paragraph" style:parent-style-name="Standard">
      <style:paragraph-properties fo:text-align="center" style:justify-single-word="false"/>
      <style:text-properties fo:font-size="28pt" fo:font-weight="bold" officeooo:rsid="0062acd0" officeooo:paragraph-rsid="0062acd0" style:font-size-asian="28pt" style:font-weight-asian="bold" style:font-size-complex="28pt" style:font-weight-complex="bold"/>
    </style:style>
    <style:style style:name="P96" style:family="paragraph" style:parent-style-name="Standard">
      <style:text-properties fo:font-weight="bold" style:font-weight-asian="bold" style:font-weight-complex="bold"/>
    </style:style>
    <style:style style:name="P97" style:family="paragraph" style:parent-style-name="Standard">
      <style:text-properties fo:font-size="12pt" fo:font-weight="normal" officeooo:rsid="0061dd6f" officeooo:paragraph-rsid="0061dd6f" style:font-size-asian="10.5pt" style:font-weight-asian="normal" style:font-size-complex="12pt" style:font-weight-complex="normal"/>
    </style:style>
    <style:style style:name="P98" style:family="paragraph" style:parent-style-name="Standard">
      <style:text-properties fo:font-size="12pt" fo:font-weight="normal" officeooo:rsid="0071bfad" officeooo:paragraph-rsid="0071bfad" style:font-size-asian="10.5pt" style:font-weight-asian="normal" style:font-size-complex="12pt" style:font-weight-complex="normal"/>
    </style:style>
    <style:style style:name="P99" style:family="paragraph" style:parent-style-name="Standard">
      <style:text-properties style:text-position="0% 100%" style:font-name="Liberation Serif" fo:font-size="12pt" fo:font-weight="normal" officeooo:rsid="0031ebb2" officeooo:paragraph-rsid="0031ebb2" style:font-size-asian="10.5pt" style:font-weight-asian="normal" style:font-size-complex="12pt" style:font-weight-complex="normal"/>
    </style:style>
    <style:style style:name="P100" style:family="paragraph" style:parent-style-name="Standard">
      <style:text-properties style:text-position="0% 100%" fo:font-size="12pt" fo:font-weight="normal" officeooo:rsid="006cc5db" officeooo:paragraph-rsid="006cc5db"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1bcea7" style:font-weight-asian="bold" style:font-weight-complex="bold"/>
    </style:style>
    <style:style style:name="T3" style:family="text">
      <style:text-properties fo:font-weight="bold" officeooo:rsid="001d885a" style:font-weight-asian="bold" style:font-weight-complex="bold"/>
    </style:style>
    <style:style style:name="T4" style:family="text">
      <style:text-properties fo:font-weight="bold" officeooo:rsid="00407a80" style:font-weight-asian="bold" style:font-weight-complex="bold"/>
    </style:style>
    <style:style style:name="T5" style:family="text">
      <style:text-properties fo:font-weight="bold" officeooo:rsid="0041d736" style:font-weight-asian="bold" style:font-weight-complex="bold"/>
    </style:style>
    <style:style style:name="T6" style:family="text">
      <style:text-properties officeooo:rsid="00112486"/>
    </style:style>
    <style:style style:name="T7" style:family="text">
      <style:text-properties officeooo:rsid="00121e89"/>
    </style:style>
    <style:style style:name="T8" style:family="text">
      <style:text-properties officeooo:rsid="0012a64a"/>
    </style:style>
    <style:style style:name="T9" style:family="text">
      <style:text-properties officeooo:rsid="0014598f"/>
    </style:style>
    <style:style style:name="T10" style:family="text">
      <style:text-properties officeooo:rsid="0014d92f"/>
    </style:style>
    <style:style style:name="T11" style:family="text">
      <style:text-properties officeooo:rsid="00161604"/>
    </style:style>
    <style:style style:name="T12" style:family="text">
      <style:text-properties officeooo:rsid="001834bc"/>
    </style:style>
    <style:style style:name="T13" style:family="text">
      <style:text-properties officeooo:rsid="001a0121"/>
    </style:style>
    <style:style style:name="T14" style:family="text">
      <style:text-properties officeooo:rsid="001bcea7"/>
    </style:style>
    <style:style style:name="T15" style:family="text">
      <style:text-properties officeooo:rsid="001d885a"/>
    </style:style>
    <style:style style:name="T16" style:family="text">
      <style:text-properties officeooo:rsid="001d996c"/>
    </style:style>
    <style:style style:name="T17" style:family="text">
      <style:text-properties style:text-position="super 58%"/>
    </style:style>
    <style:style style:name="T18" style:family="text">
      <style:text-properties style:text-position="super 58%" style:font-name="Liberation Serif1"/>
    </style:style>
    <style:style style:name="T19" style:family="text">
      <style:text-properties style:text-position="super 58%" style:font-name="Liberation Serif1" fo:font-size="12pt" style:text-underline-style="none" officeooo:rsid="002446cf" style:font-size-asian="10.5pt" style:font-size-complex="12pt"/>
    </style:style>
    <style:style style:name="T20" style:family="text">
      <style:text-properties style:text-position="super 58%" style:font-name="Liberation Serif1" fo:font-size="12pt" style:text-underline-style="none" fo:font-weight="normal" style:font-size-asian="10.5pt" style:font-weight-asian="normal" style:font-size-complex="12pt" style:font-weight-complex="normal"/>
    </style:style>
    <style:style style:name="T21" style:family="text">
      <style:text-properties style:text-position="super 58%" style:font-name="Liberation Serif1" fo:font-size="12pt" style:text-underline-style="none" fo:font-weight="normal" officeooo:rsid="002446cf" style:font-size-asian="10.5pt" style:font-weight-asian="normal" style:font-size-complex="12pt" style:font-weight-complex="normal"/>
    </style:style>
    <style:style style:name="T22" style:family="text">
      <style:text-properties style:text-position="super 58%" style:font-name="Liberation Serif1" fo:font-size="12.75pt" style:text-underline-style="none" officeooo:rsid="002651be"/>
    </style:style>
    <style:style style:name="T23" style:family="text">
      <style:text-properties style:text-position="super 58%" style:font-name="Liberation Serif1" style:text-underline-style="none" officeooo:rsid="002651be"/>
    </style:style>
    <style:style style:name="T24" style:family="text">
      <style:text-properties style:text-position="super 58%" style:font-name="Liberation Serif1" style:text-underline-style="none" style:font-name-asian="Liberation Serif" style:font-name-complex="Liberation Serif"/>
    </style:style>
    <style:style style:name="T25" style:family="text">
      <style:text-properties style:text-position="super 58%" style:font-name="Liberation Serif1" style:text-underline-style="none" officeooo:rsid="00282369" style:font-name-asian="Liberation Serif" style:font-name-complex="Liberation Serif"/>
    </style:style>
    <style:style style:name="T26" style:family="text">
      <style:text-properties style:text-position="super 58%" style:font-name="Liberation Serif1" style:text-underline-style="none" officeooo:rsid="0028c6d7" style:font-name-asian="Liberation Serif" style:font-name-complex="Liberation Serif"/>
    </style:style>
    <style:style style:name="T27" style:family="text">
      <style:text-properties style:text-position="super 58%" style:font-name="sans-serif" fo:font-size="12.75pt" style:text-underline-style="none" fo:font-weight="normal" officeooo:rsid="002446cf" style:font-size-asian="10.5pt" style:font-weight-asian="normal" style:font-size-complex="12pt" style:font-weight-complex="normal"/>
    </style:style>
    <style:style style:name="T28" style:family="text">
      <style:text-properties style:text-position="super 58%" style:font-name="sans-serif" fo:font-size="9.75pt" officeooo:rsid="002651be"/>
    </style:style>
    <style:style style:name="T29" style:family="text">
      <style:text-properties style:text-position="super 58%" style:font-name="Liberation Serif"/>
    </style:style>
    <style:style style:name="T30" style:family="text">
      <style:text-properties style:text-position="super 58%" style:font-name="Liberation Serif" fo:font-size="16pt" style:text-underline-style="none" fo:font-weight="normal" style:font-name-asian="Liberation Serif" style:font-size-asian="14pt" style:font-weight-asian="normal" style:font-name-complex="Liberation Serif" style:font-size-complex="16pt" style:font-weight-complex="normal"/>
    </style:style>
    <style:style style:name="T31" style:family="text">
      <style:text-properties style:text-position="super 58%" style:font-name="Liberation Serif" fo:font-size="16pt" style:text-underline-style="none" style:font-name-asian="Liberation Serif" style:font-size-asian="14pt" style:font-name-complex="Liberation Serif" style:font-size-complex="16pt"/>
    </style:style>
    <style:style style:name="T32" style:family="text">
      <style:text-properties style:text-position="super 58%" officeooo:rsid="00282369"/>
    </style:style>
    <style:style style:name="T33" style:family="text">
      <style:text-properties style:text-position="super 58%" officeooo:rsid="0060487b"/>
    </style:style>
    <style:style style:name="T34" style:family="text">
      <style:text-properties style:text-position="0% 100%"/>
    </style:style>
    <style:style style:name="T35" style:family="text">
      <style:text-properties style:text-position="0% 100%" officeooo:rsid="001d996c"/>
    </style:style>
    <style:style style:name="T36" style:family="text">
      <style:text-properties style:text-position="0% 100%" officeooo:rsid="001f4a45"/>
    </style:style>
    <style:style style:name="T37" style:family="text">
      <style:text-properties style:text-position="0% 100%" officeooo:rsid="00204e72"/>
    </style:style>
    <style:style style:name="T38" style:family="text">
      <style:text-properties style:text-position="0% 100%" style:font-name="sans-serif" officeooo:rsid="001f4a45"/>
    </style:style>
    <style:style style:name="T39" style:family="text">
      <style:text-properties style:text-position="0% 100%" style:font-name="sans-serif" officeooo:rsid="002446cf"/>
    </style:style>
    <style:style style:name="T40" style:family="text">
      <style:text-properties style:text-position="0% 100%" style:font-name="sans-serif" style:text-underline-style="none" officeooo:rsid="001f4a45" style:font-name-asian="Liberation Serif" style:font-name-complex="Liberation Serif"/>
    </style:style>
    <style:style style:name="T41" style:family="text">
      <style:text-properties style:text-position="0% 100%" style:font-name="sans-serif" fo:font-size="12.75pt" style:text-underline-style="none"/>
    </style:style>
    <style:style style:name="T42" style:family="text">
      <style:text-properties style:text-position="0% 100%" style:font-name="sans-serif" fo:font-size="12.75pt" style:text-underline-style="none" fo:font-weight="normal" style:font-size-asian="10.5pt" style:font-weight-asian="normal" style:font-size-complex="12pt" style:font-weight-complex="normal"/>
    </style:style>
    <style:style style:name="T43" style:family="text">
      <style:text-properties style:text-position="0% 100%" style:font-name="sans-serif" fo:font-size="12.75pt" style:text-underline-style="none" fo:font-weight="normal" officeooo:rsid="001f4a45" style:font-size-asian="10.5pt" style:font-weight-asian="normal" style:font-size-complex="12pt" style:font-weight-complex="normal"/>
    </style:style>
    <style:style style:name="T44" style:family="text">
      <style:text-properties style:text-position="0% 100%" style:font-name="sans-serif" fo:font-size="12.75pt" style:text-underline-style="none" fo:font-weight="normal" officeooo:rsid="002446cf" style:font-size-asian="10.5pt" style:font-weight-asian="normal" style:font-size-complex="12pt" style:font-weight-complex="normal"/>
    </style:style>
    <style:style style:name="T45" style:family="text">
      <style:text-properties style:text-position="0% 100%" style:font-name="sans-serif" fo:font-size="12.75pt" style:text-underline-style="none" fo:font-weight="normal" officeooo:rsid="00282369" style:font-size-asian="10.5pt" style:font-weight-asian="normal" style:font-size-complex="12pt" style:font-weight-complex="normal"/>
    </style:style>
    <style:style style:name="T46" style:family="text">
      <style:text-properties style:text-position="0% 100%" style:font-name="sans-serif" fo:font-size="12.75pt" style:text-underline-style="none" fo:font-weight="normal" officeooo:rsid="001f4a45" style:font-name-asian="Liberation Serif" style:font-size-asian="10.5pt" style:font-weight-asian="normal" style:font-name-complex="Liberation Serif" style:font-size-complex="12pt" style:font-weight-complex="normal"/>
    </style:style>
    <style:style style:name="T47" style:family="text">
      <style:text-properties style:text-position="0% 100%" style:font-name="sans-serif" fo:font-size="12.75pt" style:text-underline-style="none" officeooo:rsid="001f4a45"/>
    </style:style>
    <style:style style:name="T48" style:family="text">
      <style:text-properties style:text-position="0% 100%" style:font-name="sans-serif" fo:font-size="12.75pt" style:text-underline-style="none" officeooo:rsid="002651be"/>
    </style:style>
    <style:style style:name="T49" style:family="text">
      <style:text-properties style:text-position="0% 100%" style:font-name="sans-serif" fo:font-size="12.75pt" fo:font-weight="normal" officeooo:rsid="001f4a45" style:font-size-asian="10.5pt" style:font-weight-asian="normal" style:font-size-complex="12pt" style:font-weight-complex="normal"/>
    </style:style>
    <style:style style:name="T50" style:family="text">
      <style:text-properties style:text-position="0% 100%" style:font-name="sans-serif" fo:font-size="9.75pt" style:text-underline-style="none"/>
    </style:style>
    <style:style style:name="T51" style:family="text">
      <style:text-properties style:text-position="0% 100%" style:font-name="sans-serif" fo:font-size="9.75pt" style:text-underline-style="none" officeooo:rsid="002651be"/>
    </style:style>
    <style:style style:name="T52" style:family="text">
      <style:text-properties style:text-position="0% 100%" style:font-name="sans-serif" fo:font-size="12pt" style:text-underline-style="none" officeooo:rsid="002446cf" style:font-size-asian="10.5pt" style:font-size-complex="12pt"/>
    </style:style>
    <style:style style:name="T53" style:family="text">
      <style:text-properties style:text-position="0% 100%" style:font-name="Liberation Serif1" officeooo:rsid="002446cf"/>
    </style:style>
    <style:style style:name="T54" style:family="text">
      <style:text-properties style:text-position="0% 100%" style:font-name="Liberation Serif1" style:text-underline-style="solid" style:text-underline-width="auto" style:text-underline-color="font-color" officeooo:rsid="002446cf"/>
    </style:style>
    <style:style style:name="T55" style:family="text">
      <style:text-properties style:text-position="0% 100%" style:font-name="Liberation Serif1" style:text-underline-style="none"/>
    </style:style>
    <style:style style:name="T56" style:family="text">
      <style:text-properties style:text-position="0% 100%" style:font-name="Liberation Serif1" style:text-underline-style="none" officeooo:rsid="002446cf"/>
    </style:style>
    <style:style style:name="T57" style:family="text">
      <style:text-properties style:text-position="0% 100%" style:font-name="Liberation Serif1" style:text-underline-style="none" officeooo:rsid="002651be"/>
    </style:style>
    <style:style style:name="T58" style:family="text">
      <style:text-properties style:text-position="0% 100%" style:font-name="Liberation Serif1" style:text-underline-style="none" style:font-name-asian="Liberation Serif" style:font-name-complex="Liberation Serif"/>
    </style:style>
    <style:style style:name="T59" style:family="text">
      <style:text-properties style:text-position="0% 100%" style:font-name="Liberation Serif1" fo:font-size="12pt" style:text-underline-style="none" fo:font-weight="normal" style:font-size-asian="10.5pt" style:font-weight-asian="normal" style:font-size-complex="12pt" style:font-weight-complex="normal"/>
    </style:style>
    <style:style style:name="T60" style:family="text">
      <style:text-properties style:text-position="0% 100%" style:font-name="Liberation Serif1" fo:font-size="12pt" style:text-underline-style="none" fo:font-weight="normal" officeooo:rsid="002446cf" style:font-size-asian="10.5pt" style:font-weight-asian="normal" style:font-size-complex="12pt" style:font-weight-complex="normal"/>
    </style:style>
    <style:style style:name="T61" style:family="text">
      <style:text-properties style:text-position="0% 100%" style:font-name="Liberation Serif1" fo:font-size="12pt" style:text-underline-style="none" fo:font-weight="normal" officeooo:rsid="00247767" style:font-size-asian="10.5pt" style:font-weight-asian="normal" style:font-size-complex="12pt" style:font-weight-complex="normal"/>
    </style:style>
    <style:style style:name="T62" style:family="text">
      <style:text-properties style:text-position="0% 100%" style:font-name="Liberation Serif1" fo:font-size="12pt" style:text-underline-style="none" fo:font-weight="normal" officeooo:rsid="002651be" style:font-size-asian="10.5pt" style:font-weight-asian="normal" style:font-size-complex="12pt" style:font-weight-complex="normal"/>
    </style:style>
    <style:style style:name="T63" style:family="text">
      <style:text-properties style:text-position="0% 100%" style:font-name="Liberation Serif1" fo:font-size="12pt" style:text-underline-style="none" fo:font-weight="normal" officeooo:rsid="00282369" style:font-size-asian="10.5pt" style:font-weight-asian="normal" style:font-size-complex="12pt" style:font-weight-complex="normal"/>
    </style:style>
    <style:style style:name="T64" style:family="text">
      <style:text-properties style:text-position="0% 100%" style:font-name="Liberation Serif1" fo:font-size="12pt" style:text-underline-style="none" fo:font-weight="normal" officeooo:rsid="002651be" style:font-size-asian="12pt" style:font-weight-asian="normal" style:font-size-complex="12pt" style:font-weight-complex="normal"/>
    </style:style>
    <style:style style:name="T65" style:family="text">
      <style:text-properties style:text-position="0% 100%" style:font-name="Liberation Serif1" fo:font-size="12pt" style:text-underline-style="none" fo:font-weight="normal" style:font-name-asian="Liberation Serif" style:font-size-asian="10.5pt" style:font-weight-asian="normal" style:font-name-complex="Liberation Serif" style:font-size-complex="12pt" style:font-weight-complex="normal"/>
    </style:style>
    <style:style style:name="T66" style:family="text">
      <style:text-properties style:text-position="0% 100%" style:font-name="Liberation Serif1" fo:font-size="12pt" style:text-underline-style="none" style:font-size-asian="12pt" style:font-size-complex="12pt"/>
    </style:style>
    <style:style style:name="T67" style:family="text">
      <style:text-properties style:text-position="0% 100%" style:font-name="Liberation Serif1" fo:font-size="12pt" style:text-underline-style="none" officeooo:rsid="002651be" style:font-size-asian="12pt" style:font-size-complex="12pt"/>
    </style:style>
    <style:style style:name="T68" style:family="text">
      <style:text-properties style:text-position="0% 100%" style:font-name="Liberation Serif1" fo:font-size="12pt" style:text-underline-style="solid" style:text-underline-width="auto" style:text-underline-color="font-color" fo:font-weight="normal" style:font-size-asian="10.5pt" style:font-weight-asian="normal" style:font-size-complex="12pt" style:font-weight-complex="normal"/>
    </style:style>
    <style:style style:name="T69" style:family="text">
      <style:text-properties style:text-position="0% 100%" style:font-name="Liberation Serif1" fo:font-size="12pt" style:text-underline-style="solid" style:text-underline-width="auto" style:text-underline-color="font-color" fo:font-weight="normal" officeooo:rsid="00247767" style:font-size-asian="10.5pt" style:font-weight-asian="normal" style:font-size-complex="12pt" style:font-weight-complex="normal"/>
    </style:style>
    <style:style style:name="T70" style:family="text">
      <style:text-properties style:text-position="0% 100%" style:font-name="Liberation Serif1" fo:font-size="12pt" style:font-size-asian="10.5pt" style:font-size-complex="12pt"/>
    </style:style>
    <style:style style:name="T71" style:family="text">
      <style:text-properties style:text-position="0% 100%" style:font-name="Liberation Serif1" fo:font-size="12pt" officeooo:rsid="002651be" style:font-size-asian="10.5pt" style:font-size-complex="12pt"/>
    </style:style>
    <style:style style:name="T72" style:family="text">
      <style:text-properties style:text-position="0% 100%" style:font-name="Liberation Serif1" fo:font-size="12pt" officeooo:rsid="002abadb" style:font-size-asian="10.5pt" style:font-size-complex="12pt"/>
    </style:style>
    <style:style style:name="T73" style:family="text">
      <style:text-properties style:text-position="0% 100%" style:font-name="Liberation Serif1" fo:font-size="12pt" fo:font-weight="normal" officeooo:rsid="00282369" style:font-size-asian="10.5pt" style:font-weight-asian="normal" style:font-size-complex="12pt" style:font-weight-complex="normal"/>
    </style:style>
    <style:style style:name="T74" style:family="text">
      <style:text-properties style:text-position="0% 100%" style:font-name="Liberation Serif1" fo:font-size="12.75pt" style:text-underline-style="none" officeooo:rsid="002651be"/>
    </style:style>
    <style:style style:name="T75" style:family="text">
      <style:text-properties style:text-position="0% 100%" style:font-name="Liberation Serif"/>
    </style:style>
    <style:style style:name="T76" style:family="text">
      <style:text-properties style:text-position="0% 100%" style:font-name="Liberation Serif" fo:font-size="12pt" style:text-underline-style="none" fo:font-weight="normal" style:font-name-asian="Liberation Serif" style:font-size-asian="10.5pt" style:font-weight-asian="normal" style:font-name-complex="Liberation Serif" style:font-size-complex="12pt" style:font-weight-complex="normal"/>
    </style:style>
    <style:style style:name="T77" style:family="text">
      <style:text-properties style:text-position="0% 100%" style:font-name="Liberation Serif" fo:font-size="16pt" style:text-underline-style="none" fo:font-weight="normal" style:font-name-asian="Liberation Serif" style:font-size-asian="14pt" style:font-weight-asian="normal" style:font-name-complex="Liberation Serif" style:font-size-complex="16pt" style:font-weight-complex="normal"/>
    </style:style>
    <style:style style:name="T78" style:family="text">
      <style:text-properties style:text-position="0% 100%" style:font-name="Liberation Serif" fo:font-size="16pt" style:text-underline-style="none" style:font-name-asian="Liberation Serif" style:font-size-asian="14pt" style:font-name-complex="Liberation Serif" style:font-size-complex="16pt"/>
    </style:style>
    <style:style style:name="T79" style:family="text">
      <style:text-properties style:text-position="0% 100%" style:font-name="Liberation Serif" style:text-underline-style="none" style:font-name-asian="Liberation Serif" style:font-name-complex="Liberation Serif"/>
    </style:style>
    <style:style style:name="T80" style:family="text">
      <style:text-properties style:text-position="0% 100%" style:font-name="Liberation Serif" officeooo:rsid="002b58c0"/>
    </style:style>
    <style:style style:name="T81" style:family="text">
      <style:text-properties style:text-position="0% 100%" style:font-name="Liberation Serif" officeooo:rsid="002d52de"/>
    </style:style>
    <style:style style:name="T82" style:family="text">
      <style:text-properties style:text-position="0% 100%" style:font-name="Liberation Serif" officeooo:rsid="002b5776"/>
    </style:style>
    <style:style style:name="T83" style:family="text">
      <style:text-properties style:text-position="0% 100%" style:font-name="Liberation Serif" officeooo:rsid="002e78cf"/>
    </style:style>
    <style:style style:name="T84" style:family="text">
      <style:text-properties style:text-position="0% 100%" style:font-name="Liberation Serif" officeooo:rsid="00300cde"/>
    </style:style>
    <style:style style:name="T85" style:family="text">
      <style:text-properties style:text-position="0% 100%" style:font-name="Liberation Serif" officeooo:rsid="0030a287"/>
    </style:style>
    <style:style style:name="T86" style:family="text">
      <style:text-properties style:text-position="0% 100%" style:font-name="Liberation Serif" officeooo:rsid="00349ade"/>
    </style:style>
    <style:style style:name="T87" style:family="text">
      <style:text-properties style:text-position="0% 100%" style:font-name="Liberation Serif" officeooo:rsid="003a3e47"/>
    </style:style>
    <style:style style:name="T88" style:family="text">
      <style:text-properties style:text-position="0% 100%" style:font-name="Liberation Serif" officeooo:rsid="00620e36"/>
    </style:style>
    <style:style style:name="T89" style:family="text">
      <style:text-properties style:text-position="0% 100%" officeooo:rsid="0052a9e5"/>
    </style:style>
    <style:style style:name="T90" style:family="text">
      <style:text-properties officeooo:rsid="001f4a45"/>
    </style:style>
    <style:style style:name="T91" style:family="text">
      <style:text-properties officeooo:rsid="00204e72"/>
    </style:style>
    <style:style style:name="T92" style:family="text">
      <style:text-properties officeooo:rsid="002446cf"/>
    </style:style>
    <style:style style:name="T93" style:family="text">
      <style:text-properties style:font-name="Liberation Serif1"/>
    </style:style>
    <style:style style:name="T94" style:family="text">
      <style:text-properties style:font-name="Liberation Serif1" style:text-underline-style="none" style:font-name-asian="Liberation Serif" style:font-name-complex="Liberation Serif"/>
    </style:style>
    <style:style style:name="T95" style:family="text">
      <style:text-properties style:font-name="Liberation Serif1" style:text-underline-style="none" officeooo:rsid="00282369" style:font-name-asian="Liberation Serif" style:font-name-complex="Liberation Serif"/>
    </style:style>
    <style:style style:name="T96" style:family="text">
      <style:text-properties style:font-name="Liberation Serif1" fo:font-size="12.75pt" style:text-underline-style="none" style:font-name-asian="Liberation Serif" style:font-name-complex="Liberation Serif"/>
    </style:style>
    <style:style style:name="T97" style:family="text">
      <style:text-properties style:font-name="Liberation Serif1" officeooo:rsid="002b1ea2" style:font-name-asian="Noto Serif CJK SC" style:font-name-complex="Lohit Devanagari1"/>
    </style:style>
    <style:style style:name="T98" style:family="text">
      <style:text-properties style:font-name="Liberation Serif1" officeooo:rsid="00349ade"/>
    </style:style>
    <style:style style:name="T99" style:family="text">
      <style:text-properties style:font-name="Liberation Serif1" officeooo:rsid="00371f65"/>
    </style:style>
    <style:style style:name="T100" style:family="text">
      <style:text-properties style:font-name="Liberation Serif1" officeooo:rsid="003c1e5a"/>
    </style:style>
    <style:style style:name="T101" style:family="text">
      <style:text-properties style:font-name="Liberation Serif1" officeooo:rsid="006bd6b1"/>
    </style:style>
    <style:style style:name="T102" style:family="text">
      <style:text-properties style:font-name="sans-serif" fo:font-size="12.75pt"/>
    </style:style>
    <style:style style:name="T103" style:family="text">
      <style:text-properties style:font-name="sans-serif" fo:font-size="12.75pt" style:text-underline-style="none" officeooo:rsid="001f4a45" style:font-name-asian="Liberation Serif" style:font-name-complex="Liberation Serif"/>
    </style:style>
    <style:style style:name="T104" style:family="text">
      <style:text-properties style:font-name="sans-serif" style:text-underline-style="none" officeooo:rsid="00282369" style:font-name-asian="Liberation Serif" style:font-name-complex="Liberation Serif"/>
    </style:style>
    <style:style style:name="T105" style:family="text">
      <style:text-properties style:text-position="sub 58%" style:font-name="sans-serif" fo:font-size="12pt" style:text-underline-style="none" officeooo:rsid="002446cf" style:font-size-asian="10.5pt" style:font-size-complex="12pt"/>
    </style:style>
    <style:style style:name="T106" style:family="text">
      <style:text-properties style:text-position="sub 58%" style:font-name="sans-serif" fo:font-size="12.75pt" style:text-underline-style="none" officeooo:rsid="002651be"/>
    </style:style>
    <style:style style:name="T107" style:family="text">
      <style:text-properties style:text-position="sub 58%" style:font-name="sans-serif" fo:font-size="12.75pt" style:text-underline-style="none" fo:font-weight="normal" style:font-size-asian="10.5pt" style:font-weight-asian="normal" style:font-size-complex="12pt" style:font-weight-complex="normal"/>
    </style:style>
    <style:style style:name="T108" style:family="text">
      <style:text-properties style:text-position="sub 58%" style:font-name="sans-serif" fo:font-size="12.75pt" style:text-underline-style="none" fo:font-weight="normal" officeooo:rsid="002651be" style:font-size-asian="10.5pt" style:font-weight-asian="normal" style:font-size-complex="12pt" style:font-weight-complex="normal"/>
    </style:style>
    <style:style style:name="T109" style:family="text">
      <style:text-properties style:text-position="sub 58%" style:font-name="sans-serif" fo:font-size="12.75pt" style:text-underline-style="none" fo:font-weight="normal" officeooo:rsid="00282369" style:font-size-asian="10.5pt" style:font-weight-asian="normal" style:font-size-complex="12pt" style:font-weight-complex="normal"/>
    </style:style>
    <style:style style:name="T110" style:family="text">
      <style:text-properties style:text-position="sub 58%" style:font-name="sans-serif" fo:font-size="12.75pt" style:text-underline-style="none" fo:font-weight="normal" style:font-name-asian="Liberation Serif" style:font-size-asian="10.5pt" style:font-weight-asian="normal" style:font-name-complex="Liberation Serif" style:font-size-complex="12pt" style:font-weight-complex="normal"/>
    </style:style>
    <style:style style:name="T111" style:family="text">
      <style:text-properties style:text-position="sub 58%" style:font-name="sans-serif" fo:font-size="12.75pt" style:text-underline-style="none" style:font-name-asian="Liberation Serif" style:font-name-complex="Liberation Serif"/>
    </style:style>
    <style:style style:name="T112" style:family="text">
      <style:text-properties style:text-position="sub 58%" style:font-name="sans-serif" fo:font-size="12.75pt" style:text-underline-style="none" officeooo:rsid="00282369" style:font-name-asian="Liberation Serif" style:font-name-complex="Liberation Serif"/>
    </style:style>
    <style:style style:name="T113" style:family="text">
      <style:text-properties style:text-position="sub 58%" style:font-name="sans-serif" fo:font-size="12.75pt" fo:font-weight="normal" officeooo:rsid="00282369" style:font-size-asian="10.5pt" style:font-weight-asian="normal" style:font-size-complex="12pt" style:font-weight-complex="normal"/>
    </style:style>
    <style:style style:name="T114" style:family="text">
      <style:text-properties style:text-position="sub 58%" style:font-name="sans-serif" style:text-underline-style="none" style:font-name-asian="Liberation Serif" style:font-name-complex="Liberation Serif"/>
    </style:style>
    <style:style style:name="T115" style:family="text">
      <style:text-properties style:text-position="sub 58%" style:font-name="sans-serif" style:text-underline-style="none" officeooo:rsid="00282369" style:font-name-asian="Liberation Serif" style:font-name-complex="Liberation Serif"/>
    </style:style>
    <style:style style:name="T116" style:family="text">
      <style:text-properties style:text-position="sub 58%" style:font-name="Liberation Serif1" fo:font-size="12pt" style:text-underline-style="none" fo:font-weight="normal" style:font-size-asian="10.5pt" style:font-weight-asian="normal" style:font-size-complex="12pt" style:font-weight-complex="normal"/>
    </style:style>
    <style:style style:name="T117" style:family="text">
      <style:text-properties style:text-position="sub 58%" style:font-name="Liberation Serif1" fo:font-size="12pt" style:text-underline-style="none" fo:font-weight="normal" officeooo:rsid="002651be" style:font-size-asian="10.5pt" style:font-weight-asian="normal" style:font-size-complex="12pt" style:font-weight-complex="normal"/>
    </style:style>
    <style:style style:name="T118" style:family="text">
      <style:text-properties style:text-position="sub 58%" style:font-name="Liberation Serif1" fo:font-size="12pt" style:text-underline-style="none" fo:font-weight="normal" officeooo:rsid="00282369" style:font-size-asian="10.5pt" style:font-weight-asian="normal" style:font-size-complex="12pt" style:font-weight-complex="normal"/>
    </style:style>
    <style:style style:name="T119" style:family="text">
      <style:text-properties style:text-position="sub 58%" style:font-name="Liberation Serif1" fo:font-size="12pt" style:font-size-asian="10.5pt" style:font-size-complex="12pt"/>
    </style:style>
    <style:style style:name="T120" style:family="text">
      <style:text-properties style:text-position="sub 58%" style:font-name="Liberation Serif1" fo:font-size="12pt" fo:font-weight="normal" officeooo:rsid="00282369" style:font-size-asian="10.5pt" style:font-weight-asian="normal" style:font-size-complex="12pt" style:font-weight-complex="normal"/>
    </style:style>
    <style:style style:name="T121" style:family="text">
      <style:text-properties style:text-position="sub 58%" style:font-name="Liberation Serif1" fo:font-size="12.75pt" style:text-underline-style="none" style:font-name-asian="Liberation Serif" style:font-name-complex="Liberation Serif"/>
    </style:style>
    <style:style style:name="T122" style:family="text">
      <style:text-properties style:text-position="sub 58%" style:font-name="Liberation Serif1" fo:font-size="12.75pt" style:text-underline-style="none" officeooo:rsid="00282369" style:font-name-asian="Liberation Serif" style:font-name-complex="Liberation Serif"/>
    </style:style>
    <style:style style:name="T123" style:family="text">
      <style:text-properties style:text-position="sub 58%" style:font-name="Liberation Serif1" style:text-underline-style="none" style:font-name-asian="Liberation Serif" style:font-name-complex="Liberation Serif"/>
    </style:style>
    <style:style style:name="T124" style:family="text">
      <style:text-properties style:text-position="sub 58%" style:font-name="Liberation Serif1" style:text-underline-style="none" officeooo:rsid="00282369" style:font-name-asian="Liberation Serif" style:font-name-complex="Liberation Serif"/>
    </style:style>
    <style:style style:name="T125" style:family="text">
      <style:text-properties style:text-position="sub 58%" style:font-name="Liberation Serif"/>
    </style:style>
    <style:style style:name="T126" style:family="text">
      <style:text-properties style:text-position="sub 58%" style:font-name="Liberation Serif" style:text-underline-style="none" style:font-name-asian="Liberation Serif" style:font-name-complex="Liberation Serif"/>
    </style:style>
    <style:style style:name="T127" style:family="text">
      <style:text-properties style:text-position="sub 58%" style:font-name="Liberation Serif" style:text-underline-style="none" officeooo:rsid="0028c6d7" style:font-name-asian="Liberation Serif" style:font-name-complex="Liberation Serif"/>
    </style:style>
    <style:style style:name="T128" style:family="text">
      <style:text-properties style:text-position="sub 58%" style:font-name="Liberation Serif" officeooo:rsid="002b58c0"/>
    </style:style>
    <style:style style:name="T129" style:family="text">
      <style:text-properties style:text-position="sub 58%" style:font-name="Liberation Serif" officeooo:rsid="002d52de"/>
    </style:style>
    <style:style style:name="T130" style:family="text">
      <style:text-properties style:text-position="sub 58%" style:font-name="Liberation Serif" officeooo:rsid="002b5776"/>
    </style:style>
    <style:style style:name="T131" style:family="text">
      <style:text-properties fo:font-size="12pt" fo:font-weight="normal" officeooo:rsid="002651be" style:font-size-asian="10.5pt" style:font-weight-asian="normal" style:font-size-complex="12pt" style:font-weight-complex="normal"/>
    </style:style>
    <style:style style:name="T132" style:family="text">
      <style:text-properties officeooo:rsid="00247767"/>
    </style:style>
    <style:style style:name="T133" style:family="text">
      <style:text-properties style:font-name="Liberation Serif"/>
    </style:style>
    <style:style style:name="T134" style:family="text">
      <style:text-properties style:font-name="Liberation Serif" officeooo:rsid="002b1ea2" style:font-name-asian="Liberation Serif" style:font-name-complex="Liberation Serif"/>
    </style:style>
    <style:style style:name="T135" style:family="text">
      <style:text-properties style:font-name="Liberation Serif" style:text-underline-style="none" style:font-name-asian="Liberation Serif" style:font-name-complex="Liberation Serif"/>
    </style:style>
    <style:style style:name="T136" style:family="text">
      <style:text-properties style:font-name="Liberation Serif" officeooo:rsid="00371f65"/>
    </style:style>
    <style:style style:name="T137" style:family="text">
      <style:text-properties style:font-name="Liberation Serif" fo:font-weight="bold" style:font-weight-asian="bold" style:font-weight-complex="bold"/>
    </style:style>
    <style:style style:name="T138" style:family="text">
      <style:text-properties style:font-name="Liberation Serif" fo:font-weight="bold" officeooo:rsid="0053a08e" style:font-weight-asian="bold" style:font-weight-complex="bold"/>
    </style:style>
    <style:style style:name="T139" style:family="text">
      <style:text-properties officeooo:rsid="002b1ea2"/>
    </style:style>
    <style:style style:name="T140" style:family="text">
      <style:text-properties officeooo:rsid="00337148"/>
    </style:style>
    <style:style style:name="T141" style:family="text">
      <style:text-properties officeooo:rsid="0033ad1b"/>
    </style:style>
    <style:style style:name="T142" style:family="text">
      <style:text-properties officeooo:rsid="00371f65"/>
    </style:style>
    <style:style style:name="T143" style:family="text">
      <style:text-properties officeooo:rsid="003c1e5a"/>
    </style:style>
    <style:style style:name="T144" style:family="text">
      <style:text-properties officeooo:rsid="003c9b84"/>
    </style:style>
    <style:style style:name="T145" style:family="text">
      <style:text-properties officeooo:rsid="004eae13"/>
    </style:style>
    <style:style style:name="T146" style:family="text">
      <style:text-properties officeooo:rsid="004f9a81"/>
    </style:style>
    <style:style style:name="T147" style:family="text">
      <style:text-properties officeooo:rsid="0050a530"/>
    </style:style>
    <style:style style:name="T148" style:family="text">
      <style:text-properties officeooo:rsid="005116e4"/>
    </style:style>
    <style:style style:name="T149" style:family="text">
      <style:text-properties officeooo:rsid="0051e019"/>
    </style:style>
    <style:style style:name="T150" style:family="text">
      <style:text-properties officeooo:rsid="0052a9e5"/>
    </style:style>
    <style:style style:name="T151" style:family="text">
      <style:text-properties officeooo:rsid="0053a08e"/>
    </style:style>
    <style:style style:name="T152" style:family="text">
      <style:text-properties officeooo:rsid="0060487b"/>
    </style:style>
    <style:style style:name="T153" style:family="text">
      <style:text-properties officeooo:rsid="0060d376"/>
    </style:style>
    <style:style style:name="T154" style:family="text">
      <style:text-properties officeooo:rsid="006116eb"/>
    </style:style>
    <style:style style:name="T155" style:family="text">
      <style:text-properties officeooo:rsid="00618c71"/>
    </style:style>
    <style:style style:name="T156" style:family="text">
      <style:text-properties officeooo:rsid="0061dd6f"/>
    </style:style>
    <style:style style:name="T157" style:family="text">
      <style:text-properties officeooo:rsid="00620e36"/>
    </style:style>
    <style:style style:name="T158" style:family="text">
      <style:text-properties officeooo:rsid="0062acd0"/>
    </style:style>
    <style:style style:name="T159" style:family="text">
      <style:text-properties officeooo:rsid="006bd6b1"/>
    </style:style>
    <style:style style:name="T160" style:family="text">
      <style:text-properties officeooo:rsid="006d4f31"/>
    </style:style>
    <style:style style:name="T161" style:family="text">
      <style:text-properties officeooo:rsid="006e21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text:tab/><text:tab/><text:tab/><text:tab/> <text:s/></text:p>
      <text:p text:style-name="P91"/>
      <text:p text:style-name="P91"/>
      <text:p text:style-name="P91"/>
      <text:p text:style-name="P91"/>
      <text:p text:style-name="P91"/>
      <text:p text:style-name="P91"/>
      <text:p text:style-name="P95">IMAGE COMPRESSION ONBOARD THAPARSAT</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Made by- Gudur Krishna Chaitanya</text:p>
      <text:p text:style-name="P92">Mentor- Dr. Mamta Gulati</text:p>
      <text:p text:style-name="P92">Date-</text:p>
      <text:p text:style-name="P92">Thapar Institute of Engineering and Technology, Patiala, India.</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text:tab/><text:tab/><text:tab/><text:tab/>IMAGE COMPRESSION</text:p>
      <text:p text:style-name="P89"/>
      <text:p text:style-name="P90">Introduction:</text:p>
      <text:p text:style-name="P1"/>
      <text:p text:style-name="P1"><text:span text:style-name="T156">Image c</text:span>ompression, <text:span text:style-name="T6">like any other compression is of two types - </text:span><text:span text:style-name="T7">l</text:span><text:span text:style-name="T6">ossless and lossy, </text:span><text:span text:style-name="T7">and the</text:span><text:span text:style-name="T6"> result of the compression is also </text:span><text:span text:style-name="T144">a series,</text:span><text:span text:style-name="T6"> similar </text:span><text:span text:style-name="T144">to the </text:span><text:span text:style-name="T6">type </text:span><text:span text:style-name="T144">of </text:span><text:span text:style-name="T156">series of </text:span><text:span text:style-name="T144">the original data</text:span><text:span text:style-name="T6"> and is generally classified into two types:</text:span></text:p>
      <text:p text:style-name="P2">(A) Mathematical<text:span text:style-name="T8">ly</text:span> <text:span text:style-name="T8">compressed</text:span> form – generally used for <text:span text:style-name="T144">the </text:span>data with huge variations <text:span text:style-name="T144">in its values </text:span><text:s/>and on the data <text:span text:style-name="T157">set containing</text:span> integer<text:span text:style-name="T157">s</text:span> and floating-point <text:span text:style-name="T157">decimal numbers</text:span>.</text:p>
      <text:p text:style-name="P2">(B) Encoded form – generally used for the data with <text:span text:style-name="T157">some</text:span> recognized pattern<text:span text:style-name="T157">s of the values in it </text:span>or on <text:span text:style-name="T157">the data with </text:span>highly recurring <text:span text:style-name="T157">values</text:span>. </text:p>
      <text:p text:style-name="P26"/>
      <text:p text:style-name="P27">(A) Mathematical<text:span text:style-name="T8">ly</text:span> <text:span text:style-name="T8">compressed</text:span> form <text:span text:style-name="T11">&amp; </text:span>Haar-wavelet transform:</text:p>
      <text:p text:style-name="P27"/>
      <text:p text:style-name="P3">The Basic idea to produce a compressed matrix of this form is to percieve <text:span text:style-name="T8">the data</text:span> in the form of a function or a signal, then perform a transform that mimics that function, <text:span text:style-name="T159">through which we obtain sparse inner product values at each and every point on the signal or the function (basically, on trying to approximately represent a function using other set of function(s), we try to approximate the mimicing function like the actual function at every point. This </text:span><text:span text:style-name="T160">is achieved by a concept called inner product through which we obtain the values of the resulting inner product</text:span><text:span text:style-name="T159">).</text:span></text:p>
      <text:p text:style-name="P3"/>
      <text:p text:style-name="P5">Fourier transform(FT), Fast Fourier Transform(FFT), Discrete Cosine Transfrom (DCT), Haar wavelet transform are some of the popular and efficient transforms used, among which the former three are generally used for signal processing and the l<text:span text:style-name="T144">ast one</text:span> is used for image compression.</text:p>
      <text:p text:style-name="P6"/>
      <text:p text:style-name="P6">Fourier transforms lacks the capability to provide the frequency information for a localized signal or a function. <text:span text:style-name="T9">Hence, short time fourier tranform (STFT) was developed to improve the time resolution </text:span></text:p>
      <text:p text:style-name="P7">of FT. STFT has a window function, whose value is 0 outside the given interval, with which localization <text:span text:style-name="T10">is</text:span> achieved. Since, the length of the window function is fixed, the time and frequency resolutions are fixed for that given length of the <text:span text:style-name="T10">function</text:span>, But ideally our goal is to analyze the abrupt changes in the signal or the function - achieved by a wide window, as well as to analyze the progress in the signal or the function as in whole - <text:span text:style-name="T10">a</text:span>cheived by a narrow window for the purpose of transforming the signal. <text:span text:style-name="T144">T</text:span>herefore the goal is to have a dynamic frequency-time resolution (not fixed for the whole signal).</text:p>
      <text:p text:style-name="P8">(Generally, in a signal the peaks last for a very short period of time therefore it <text:span text:style-name="T144">requires</text:span> high<text:span text:style-name="T144">er</text:span> time resolution <text:span text:style-name="T144">than other parts of the signal </text:span>and in contrary as the low frequency components last long, therefore higher frequency resolution is required).</text:p>
      <text:p text:style-name="P8"/>
      <text:p text:style-name="P8">Wavelet transforms <text:span text:style-name="T15">rose from the</text:span> above <text:span text:style-name="T144">requirement</text:span>. <text:span text:style-name="T11">A wavelet is a localized, rapidly decaying wave-like function whose mean is 0. These are the basis functions of wavelet transforms ,like sines and cosines in the case of fourier transform. </text:span><text:span text:style-name="T13">Wavelets are available in different shapes, which provides the possibility of more and more accurate transforms. </text:span><text:span text:style-name="T12">As mentioned above, different parts of functions require <text:s/>different resolution in frequency and time, which is acheived </text:span><text:span text:style-name="T13">by </text:span><text:span text:style-name="T12">scaling and shifting, the wavelet along the signal/</text:span><text:span text:style-name="T13">function. When the frequency of the wavelet matches with the frequency of a part of the function, the transform is said to be appropriate, at that part of the function. </text:span><text:span text:style-name="T14">Further, wavelet transform is classified into two types continuous wavelet transform (CWT) and discrete wavelet tranform (DWT). In CWT, the wavelet coefficients </text:span><text:span text:style-name="T91">(scalar product between the actual function with the basis function/wavelet)</text:span><text:span text:style-name="T14"> are calculated at every possible scale,</text:span><text:span text:style-name="T2"> </text:span><text:span text:style-name="T14">where as in DWT the scale and the shift factors are chosen discretly. </text:span><text:span text:style-name="T15">There are </text:span><text:span text:style-name="T91">multiple </text:span><text:span text:style-name="T15">choices in selecting the scale and shift factors and one of the </text:span><text:span text:style-name="T91">most common </text:span><text:span text:style-name="T15">choice is based on powers of 2 (dyadic).</text:span><text:span text:style-name="T3"> </text:span><text:span text:style-name="T15">D</text:span><text:span text:style-name="T16">WT is more appropriate for image compression </text:span><text:span text:style-name="T90">than CWT</text:span><text:span text:style-name="T16">, </text:span><text:span text:style-name="T35">as the changes in function or pixel values only takes place when we move from one pixel to the other and while in</text:span><text:span text:style-name="T36">side</text:span><text:span text:style-name="T35"> a pixel </text:span><text:soft-page-break/><text:span text:style-name="T35">there is no change in t</text:span><text:span text:style-name="T36">he</text:span><text:span text:style-name="T35"> </text:span><text:span text:style-name="T36">pixel</text:span><text:span text:style-name="T35"> valu</text:span><text:span text:style-name="T36">e, </text:span><text:span text:style-name="T37">therefore there is no need of calculating coefficients in the intermediatory scales</text:span><text:span text:style-name="T36">.</text:span></text:p>
      <text:p text:style-name="P10"><text:span text:style-name="T36">H</text:span><text:span text:style-name="T34">aar wavelet is a sequence of functions that </text:span><text:span text:style-name="T89">are</text:span><text:span text:style-name="T34"> supported on the small subintervals of length [0,1]</text:span></text:p>
      <text:p text:style-name="P10">The scaling function or sometimes called father wavelet is a simple function whose value is 1 in [0,1] and is 0 else everywhere. <text:span text:style-name="T92">We translate and shift this function </text:span><text:span text:style-name="T132">by </text:span><text:span text:style-name="T92">including the scale and shift </text:span><text:span text:style-name="T132">factor</text:span><text:span text:style-name="T92">s </text:span><text:span text:style-name="T132">in it.</text:span></text:p>
      <text:p text:style-name="P10"/>
      <text:p text:style-name="P34"><text:span text:style-name="T38">φ</text:span><text:span text:style-name="T39">(x)</text:span><text:span text:style-name="T38"> </text:span><text:span text:style-name="T39">= </text:span><text:span text:style-name="T53">1 ,0</text:span><text:span text:style-name="T54">&lt;</text:span><text:span text:style-name="T56"> x </text:span><text:span text:style-name="T54">&lt;</text:span><text:span text:style-name="T56"> 1 and = 0, else.</text:span></text:p>
      <text:p text:style-name="P66"/>
      <text:p text:style-name="P35"><text:span text:style-name="T60">Now including scale and shift </text:span><text:span text:style-name="T61">factors</text:span><text:span text:style-name="T60"> we have </text:span><text:span text:style-name="T41">φ</text:span><text:span text:style-name="T55"> </text:span><text:span text:style-name="T105">s,t </text:span><text:span text:style-name="T52">= 2</text:span><text:span text:style-name="T19">s/2</text:span><text:span text:style-name="T43">φ</text:span><text:span text:style-name="T44">(</text:span><text:span text:style-name="T60">2</text:span><text:span text:style-name="T21">s</text:span><text:span text:style-name="T60">x – t</text:span><text:span text:style-name="T44">)</text:span></text:p>
      <text:p text:style-name="P35"><text:span text:style-name="T60">since scaling facter is 1/2</text:span><text:span text:style-name="T27">s</text:span><text:span text:style-name="T44">, </text:span><text:span text:style-name="T60">where s is scale parameter.</text:span></text:p>
      <text:p text:style-name="P36"><text:span text:style-name="T59">And t is the translation or shift </text:span><text:span text:style-name="T61">factor</text:span><text:span text:style-name="T59">.</text:span></text:p>
      <text:p text:style-name="P68"/>
      <text:p text:style-name="P36"><text:span text:style-name="T59">And it is clear that, </text:span><text:span text:style-name="T43">φ</text:span><text:span text:style-name="T42">(</text:span><text:span text:style-name="T59">2</text:span><text:span text:style-name="T20">s</text:span><text:span text:style-name="T59">x – t</text:span><text:span text:style-name="T42">) = </text:span><text:span text:style-name="T59">1 ,t2</text:span><text:span text:style-name="T20">-s</text:span><text:span text:style-name="T59"> </text:span><text:span text:style-name="T68">&lt;</text:span><text:span text:style-name="T59"> x </text:span><text:span text:style-name="T68">&lt;</text:span><text:span text:style-name="T59"> (t+1)2</text:span><text:span text:style-name="T20">-s <text:s/></text:span><text:span text:style-name="T59">and = 0 ,else.</text:span></text:p>
      <text:p text:style-name="P68"/>
      <text:p text:style-name="P69">The Haar function is defined as,</text:p>
      <text:p text:style-name="P69"/>
      <text:p text:style-name="P37"><text:span text:style-name="T61"><text:s text:c="2"/><text:tab/><text:tab/></text:span><text:span text:style-name="T42">ψ(x)</text:span><text:span text:style-name="T61"> = 1 , 0 </text:span><text:span text:style-name="T69">&lt;</text:span><text:span text:style-name="T61"> x </text:span><text:span text:style-name="T69">&lt;</text:span><text:span text:style-name="T61"> 1/2; = -1 , -1/2 </text:span><text:span text:style-name="T69">&lt;</text:span><text:span text:style-name="T61"> x </text:span><text:span text:style-name="T69">&lt;</text:span><text:span text:style-name="T61"> 1/2, and =0 ,else.</text:span></text:p>
      <text:p text:style-name="P69"/>
      <text:p text:style-name="P69">Now for the purpose of translating and shifting Haar function, we include shift and translation factors in it, similar to that in the father wavelet function.</text:p>
      <text:p text:style-name="P48"/>
      <text:p text:style-name="P9"><text:span text:style-name="T36"><text:s text:c="22"/></text:span><text:span text:style-name="T47">Ψ</text:span><text:span text:style-name="T106">s,t</text:span><text:span text:style-name="T48">(</text:span><text:span text:style-name="T57">x) = 2</text:span><text:span text:style-name="T23">s/2 </text:span><text:span text:style-name="T48">ψ(</text:span><text:span text:style-name="T74">2</text:span><text:span text:style-name="T22">s</text:span><text:span text:style-name="T74">x – t)</text:span></text:p>
      <text:p text:style-name="P67"/>
      <text:p text:style-name="P70">Let us consider, f is the signal or the function then its haar transform would be,</text:p>
      <text:p text:style-name="P70"/>
      <text:p text:style-name="P38"><text:span text:style-name="T62">f(x) = </text:span><text:span text:style-name="T66">∑ &lt; </text:span><text:span text:style-name="T67">f , </text:span><text:span text:style-name="T43">Ψ</text:span><text:span text:style-name="T108">s,t</text:span><text:span text:style-name="T62">&gt; </text:span><text:span text:style-name="T43">Ψ</text:span><text:span text:style-name="T108">s,t</text:span><text:span text:style-name="T117"> </text:span><text:span text:style-name="T62">, where </text:span><text:span text:style-name="T64">&lt; f , </text:span><text:span text:style-name="T43">Ψ</text:span><text:span text:style-name="T108">s,t</text:span><text:span text:style-name="T62">&gt; </text:span><text:span text:style-name="T63">(inner product) </text:span><text:span text:style-name="T62">are called the Haar wavelet coefficients.</text:span><text:span text:style-name="T55"><text:line-break/><text:tab/></text:span><text:span text:style-name="T57">s</text:span><text:span text:style-name="T50">,</text:span><text:span text:style-name="T51">t</text:span><text:span text:style-name="T55">∈</text:span><text:span text:style-name="T50">Z</text:span></text:p>
      <text:p text:style-name="P27"><text:s text:c="19"/></text:p>
      <text:p text:style-name="P38"><text:span text:style-name="T131">For convenience, consider f </text:span>∈<text:span text:style-name="T102">R</text:span><text:span text:style-name="T28">4</text:span><text:span text:style-name="T71"> (expansion is possible for any finite dimension) so </text:span><text:span text:style-name="T72">( One-dimensional Haar Wavelet Transform),</text:span></text:p>
      <text:p text:style-name="P73"/>
      <text:p text:style-name="P39"><text:span text:style-name="T70">f = (k</text:span><text:span text:style-name="T119">1</text:span><text:span text:style-name="T70"> , k</text:span><text:span text:style-name="T119">2</text:span><text:span text:style-name="T70">, k</text:span><text:span text:style-name="T119">3</text:span><text:span text:style-name="T70">, k</text:span><text:span text:style-name="T119">4</text:span><text:span text:style-name="T70">)</text:span></text:p>
      <text:p text:style-name="P73"/>
      <text:p text:style-name="P73">Now using the transform,</text:p>
      <text:p text:style-name="P73"/>
      <text:p text:style-name="P40"><text:span text:style-name="T70">f = f</text:span><text:span text:style-name="T119">1</text:span><text:span text:style-name="T49">φ</text:span><text:span text:style-name="T113">0,0</text:span><text:span text:style-name="T73"> + f</text:span><text:span text:style-name="T120">2</text:span><text:span text:style-name="T43">Ψ</text:span><text:span text:style-name="T118">0,0</text:span><text:span text:style-name="T63">+ f</text:span><text:span text:style-name="T118">3</text:span><text:span text:style-name="T43">Ψ</text:span><text:span text:style-name="T109">1,0</text:span><text:span text:style-name="T45"> </text:span><text:span text:style-name="T63">+ f</text:span><text:span text:style-name="T118">4</text:span><text:span text:style-name="T43">Ψ</text:span><text:span text:style-name="T109">1,1</text:span></text:p>
      <text:p text:style-name="P71"/>
      <text:p text:style-name="P41"><text:span text:style-name="T59">where, f</text:span><text:span text:style-name="T116">1</text:span><text:span text:style-name="T59"> = &lt; f , </text:span><text:span text:style-name="T43">φ</text:span><text:span text:style-name="T107">0,0 </text:span><text:span text:style-name="T59">&gt; = </text:span><text:span text:style-name="T77">∫</text:span><text:span text:style-name="T30">1</text:span><text:span text:style-name="T77"> </text:span><text:span text:style-name="T76">f(x) </text:span><text:span text:style-name="T46">φ</text:span><text:span text:style-name="T110">0,0</text:span><text:span text:style-name="T65">(x) dx</text:span></text:p>
      <text:p text:style-name="P3"><text:s text:c="41"/><text:span text:style-name="T32">0</text:span></text:p>
      <text:p text:style-name="P11">= <text:span text:style-name="T55"><text:s/></text:span><text:span text:style-name="T78">∫</text:span><text:span text:style-name="T31">1/4</text:span><text:span text:style-name="T78"> </text:span><text:span text:style-name="T79">k</text:span><text:span text:style-name="T126">1</text:span><text:span text:style-name="T40">φ</text:span><text:span text:style-name="T114">0,0</text:span><text:span text:style-name="T58">(x) dx + </text:span><text:span text:style-name="T78">∫</text:span><text:span text:style-name="T31">1/2</text:span><text:span text:style-name="T78"> </text:span><text:span text:style-name="T79">k</text:span><text:span text:style-name="T126">2</text:span><text:span text:style-name="T40">φ</text:span><text:span text:style-name="T114">0,0</text:span><text:span text:style-name="T58">(x) dx + </text:span><text:span text:style-name="T78">∫</text:span><text:span text:style-name="T31">3/4</text:span><text:span text:style-name="T78"> </text:span><text:span text:style-name="T79">k</text:span><text:span text:style-name="T126">3</text:span><text:span text:style-name="T40">φ</text:span><text:span text:style-name="T114">0,0</text:span><text:span text:style-name="T58">(x) dx + </text:span><text:span text:style-name="T78">∫</text:span><text:span text:style-name="T31">1</text:span><text:span text:style-name="T78"> </text:span><text:span text:style-name="T79">k</text:span><text:span text:style-name="T127">4</text:span><text:span text:style-name="T40">φ</text:span><text:span text:style-name="T114">0,0</text:span><text:span text:style-name="T58">(x) dx </text:span></text:p>
      <text:p text:style-name="P4"><text:span text:style-name="T24"><text:s text:c="9"/></text:span><text:span text:style-name="T25">0 <text:s text:c="48"/>1/4 <text:s text:c="46"/>1/2 <text:s text:c="46"/></text:span><text:span text:style-name="T26">3/4</text:span></text:p>
      <text:p text:style-name="P42"><text:span text:style-name="T94">= <text:s/>(k</text:span><text:span text:style-name="T123">1</text:span><text:span text:style-name="T94"> + k</text:span><text:span text:style-name="T123">2</text:span><text:span text:style-name="T94"> + k</text:span><text:span text:style-name="T123">3</text:span><text:span text:style-name="T94"> + k</text:span><text:span text:style-name="T123">4</text:span><text:span text:style-name="T94">)/4</text:span></text:p>
      <text:p text:style-name="P72"/>
      <text:p text:style-name="P42"><text:span text:style-name="T94">similary ,f</text:span><text:span text:style-name="T123">2</text:span><text:span text:style-name="T94"> = </text:span><text:span text:style-name="T95">&lt; f , </text:span><text:span text:style-name="T103">Ψ</text:span><text:span text:style-name="T124">0,0</text:span><text:span text:style-name="T112"> </text:span><text:span text:style-name="T95">&gt; </text:span><text:span text:style-name="T94">= (k</text:span><text:span text:style-name="T123">1</text:span><text:span text:style-name="T94"> + k</text:span><text:span text:style-name="T123">2</text:span><text:span text:style-name="T94"> – k</text:span><text:span text:style-name="T123">3</text:span><text:span text:style-name="T94"> – k</text:span><text:span text:style-name="T123">4</text:span><text:span text:style-name="T94">)/4</text:span></text:p>
      <text:p text:style-name="P72"/>
      <text:p text:style-name="P42"><text:span text:style-name="T94">The constant factor, 2</text:span><text:span text:style-name="T24">s/2</text:span><text:span text:style-name="T94"> is chosen to normalize a Haar basis function.</text:span></text:p>
      <text:p text:style-name="P72"><text:s text:c="6"/></text:p>
      <text:p text:style-name="P42"><text:span text:style-name="T94"><text:s text:c="15"/>f</text:span><text:span text:style-name="T123">3</text:span><text:span text:style-name="T94"> = </text:span><text:span text:style-name="T95">&lt; f , </text:span><text:span text:style-name="T103">Ψ</text:span><text:span text:style-name="T111">1</text:span><text:span text:style-name="T122">,</text:span><text:span text:style-name="T121">0</text:span><text:span text:style-name="T112"> </text:span><text:span text:style-name="T95">&gt; </text:span><text:span text:style-name="T94">= (k</text:span><text:span text:style-name="T123">1 –</text:span><text:span text:style-name="T94"> k</text:span><text:span text:style-name="T123">2</text:span><text:span text:style-name="T94">)/4 , normalized equation: ( </text:span><text:span text:style-name="T135">√</text:span><text:span text:style-name="T94">2 k</text:span><text:span text:style-name="T123">1</text:span><text:span text:style-name="T94"> - </text:span><text:span text:style-name="T135">√</text:span><text:span text:style-name="T94">2 k</text:span><text:span text:style-name="T123">2</text:span><text:span text:style-name="T94">)/4</text:span></text:p>
      <text:p text:style-name="P72"><text:s/></text:p>
      <text:p text:style-name="P42"><text:span text:style-name="T94"><text:s text:c="7"/>and, f</text:span><text:span text:style-name="T123">4</text:span><text:span text:style-name="T94"> = &lt; f , </text:span><text:span text:style-name="T103">Ψ</text:span><text:span text:style-name="T111">1</text:span><text:span text:style-name="T122">,</text:span><text:span text:style-name="T121">1</text:span><text:span text:style-name="T96"> &gt;</text:span><text:span text:style-name="T94"> = (k</text:span><text:span text:style-name="T123">3</text:span><text:span text:style-name="T94"> - k</text:span><text:span text:style-name="T123">4</text:span><text:span text:style-name="T94">)/4</text:span><text:span text:style-name="T115"> </text:span><text:span text:style-name="T104">,</text:span><text:span text:style-name="T95"> </text:span><text:span text:style-name="T94">normalized equation: ( </text:span><text:span text:style-name="T135">√</text:span><text:span text:style-name="T94">2 k</text:span><text:span text:style-name="T123">3</text:span><text:span text:style-name="T94"> - </text:span><text:span text:style-name="T135">√</text:span><text:span text:style-name="T94">2 k</text:span><text:span text:style-name="T123">4</text:span><text:span text:style-name="T94">)/4</text:span></text:p>
      <text:p text:style-name="P72"><text:soft-page-break/></text:p>
      <text:p text:style-name="P72"/>
      <text:p text:style-name="P2"/>
      <text:p text:style-name="P2"/>
      <text:p text:style-name="P12">Therefore, </text:p>
      <text:p text:style-name="P12"/>
      <text:p text:style-name="P13">Un- Normalized Haar Matrix of order 4: <text:s text:c="7"/></text:p>
      <text:p text:style-name="P13"/>
      <text:p text:style-name="P13"><text:span text:style-name="T139">H = </text:span><text:s text:c="2"/></text:p>
      <table:table table:name="Table2" table:style-name="Table2">
        <table:table-column table:style-name="Table2.A"/>
        <table:table-row>
          <table:table-cell table:style-name="Table2.A1" office:value-type="string">
            <text:p text:style-name="P13"><text:s/>1/4 <text:s text:c="3"/>1/4 <text:s text:c="4"/>1/4 <text:s text:c="5"/>1/4 <text:s text:c="5"/></text:p>
            <text:p text:style-name="P13"><text:s text:c="6"/></text:p>
            <text:p text:style-name="P13"><text:s/>1/4 <text:s text:c="3"/>1/4 <text:s text:c="4"/>-1/4 <text:s text:c="3"/>-1/4</text:p>
            <text:p text:style-name="P13"><text:s text:c="2"/></text:p>
            <text:p text:style-name="P13"><text:s/>1/4 <text:s text:c="4"/>-1/4 <text:s text:c="5"/>0 <text:s text:c="6"/>0</text:p>
            <text:p text:style-name="P13"><text:s text:c="3"/></text:p>
            <text:p text:style-name="P13"><text:s/>0 <text:s text:c="9"/>0 <text:s text:c="5"/>1/4 <text:s text:c="3"/>-1/4 </text:p>
          </table:table-cell>
        </table:table-row>
      </table:table>
      <text:p text:style-name="P13"><text:s text:c="25"/></text:p>
      <text:p text:style-name="P13">Normalized Haar Matrix of order <text:s/><text:span text:style-name="T139">4:</text:span> <text:s text:c="67"/></text:p>
      <text:p text:style-name="P13"/>
      <text:p text:style-name="P13">H = <text:s text:c="3"/></text:p>
      <table:table table:name="Table1" table:style-name="Table1">
        <table:table-column table:style-name="Table1.A"/>
        <table:table-row>
          <table:table-cell table:style-name="Table1.A1" office:value-type="string">
            <text:p text:style-name="P13"><text:s/>1/4 <text:s text:c="3"/>1/4 <text:s text:c="4"/>1/4 <text:s text:c="5"/>1/4 <text:s text:c="5"/></text:p>
            <text:p text:style-name="P13"><text:s text:c="6"/></text:p>
            <text:p text:style-name="P13"><text:s/>1/4 <text:s text:c="3"/>1/4 <text:s text:c="4"/>-1/4 <text:s text:c="3"/>-1/4</text:p>
            <text:p text:style-name="P13"><text:s text:c="2"/></text:p>
            <text:p text:style-name="P13"><text:s/><text:span text:style-name="T134">√</text:span><text:span text:style-name="T97">2</text:span>/4 <text:s text:c="4"/>-<text:span text:style-name="T134">√</text:span><text:span text:style-name="T97">2</text:span>/4 <text:s text:c="5"/>0 <text:s text:c="6"/>0</text:p>
            <text:p text:style-name="P13"><text:s text:c="3"/></text:p>
            <text:p text:style-name="P13"><text:s/>0 <text:s text:c="9"/>0 <text:s text:c="5"/><text:span text:style-name="T134">√</text:span><text:span text:style-name="T97">2</text:span>/4 <text:s text:c="3"/>-<text:span text:style-name="T134">√</text:span><text:span text:style-name="T97">2</text:span>/4 </text:p>
          </table:table-cell>
        </table:table-row>
      </table:table>
      <text:p text:style-name="P13"/>
      <text:p text:style-name="P16">Now, to apply Two-Dimensional Haar Wavelet Transform we apply 1 D Haar wavelet Transform all the pixel values of each row one by one then repeat the same process with the each column (or) we apply averaging and differencing to the pairs of pixels in the each row then repeat the same with the each column.</text:p>
      <text:p text:style-name="P16"/>
      <text:p text:style-name="P28">Averaging and differencing technique:</text:p>
      <text:p text:style-name="P17"/>
      <text:p text:style-name="P17">For a given n <text:span text:style-name="T133">× n matrix the compressed matrix can be obtained by the following steps: </text:span></text:p>
      <text:p text:style-name="P93"/>
      <text:p text:style-name="P17"><text:span text:style-name="T133">Note: The compressed matrix produced by, H × A × H</text:span><text:span text:style-name="T29">T</text:span><text:span text:style-name="T75"> as discussed in the 2D Haar Wavelet transform by considering the un-Normalized Haar Matrix H and the image matrix A is the same matrix obtained as the result of implementing this technique.</text:span></text:p>
      <text:p text:style-name="P76"/>
      <text:p text:style-name="P17"><text:span text:style-name="T75">Step1: We choose the </text:span><text:span text:style-name="T80">each</text:span><text:span text:style-name="T75"> row-vector of the image matrix then apply the pair-wise averaging for each pair </text:span><text:span text:style-name="T80">in the vector </text:span><text:span text:style-name="T75">and store them in former half part of the vector and then </text:span><text:span text:style-name="T81">we subtract these averaged terms from the first elements of the each of the pair.</text:span></text:p>
      <text:p text:style-name="P76"/>
      <text:p text:style-name="P17"><text:span text:style-name="T75"><text:s text:c="6"/>Let, f be the first row vector, i.e., f = [A</text:span><text:span text:style-name="T125">11</text:span><text:span text:style-name="T75"> , A</text:span><text:span text:style-name="T125">12</text:span><text:span text:style-name="T75"> , A</text:span><text:span text:style-name="T125">13</text:span><text:span text:style-name="T75"> , A</text:span><text:span text:style-name="T125">14</text:span><text:span text:style-name="T75">] </text:span></text:p>
      <text:p text:style-name="P17"><text:span text:style-name="T75"><text:s text:c="6"/>therefore resulting vector f</text:span><text:span text:style-name="T125">1</text:span><text:span text:style-name="T75"> after step1 is,</text:span></text:p>
      <text:p text:style-name="P17"><text:span text:style-name="T75"><text:s text:c="47"/>f</text:span><text:span text:style-name="T125">1</text:span><text:span text:style-name="T75"> = [ (A</text:span><text:span text:style-name="T125">11</text:span><text:span text:style-name="T75">+A</text:span><text:span text:style-name="T125">12</text:span><text:span text:style-name="T75">)/2 , (A</text:span><text:span text:style-name="T125">13</text:span><text:span text:style-name="T75">+A</text:span><text:span text:style-name="T125">14</text:span><text:span text:style-name="T75">)/2, </text:span><text:span text:style-name="T80">A</text:span><text:span text:style-name="T128">11</text:span><text:span text:style-name="T80">-</text:span><text:span text:style-name="T75">(A</text:span><text:span text:style-name="T125">11</text:span><text:span text:style-name="T80">+</text:span><text:span text:style-name="T75">A</text:span><text:span text:style-name="T125">12</text:span><text:span text:style-name="T75">)/2,</text:span><text:span text:style-name="T80">A</text:span><text:span text:style-name="T128">13</text:span><text:span text:style-name="T80">-</text:span><text:span text:style-name="T75">(A</text:span><text:span text:style-name="T125">13</text:span><text:span text:style-name="T128"> </text:span><text:span text:style-name="T80">+</text:span><text:span text:style-name="T75">A</text:span><text:span text:style-name="T125">14</text:span><text:span text:style-name="T75">)/2]</text:span></text:p>
      <text:p text:style-name="P76"/>
      <text:p text:style-name="P78">The first half of the members here first two obtained after averaging are called approximation coefficients and the latter half are called the detailed or the sparse coefficients.</text:p>
      <text:p text:style-name="P76"/>
      <text:p text:style-name="P17"><text:soft-page-break/><text:span text:style-name="T75">Step2: <text:s/></text:span><text:span text:style-name="T80">We apply the averaging and differencing </text:span><text:span text:style-name="T81">similar to in f, </text:span><text:span text:style-name="T80">to only the approximation coefficients of f</text:span><text:span text:style-name="T128">1</text:span><text:span text:style-name="T80">, while storing the detailed coefficients as they were in f</text:span><text:span text:style-name="T128">1</text:span><text:span text:style-name="T80">.</text:span></text:p>
      <text:p text:style-name="P18"><text:span text:style-name="T75">Now, <text:s/>f</text:span><text:span text:style-name="T125">2</text:span><text:span text:style-name="T75"> = [ ((A</text:span><text:span text:style-name="T125">11</text:span><text:span text:style-name="T75">+A</text:span><text:span text:style-name="T125">12</text:span><text:span text:style-name="T75">)/2 + (A</text:span><text:span text:style-name="T125">13</text:span><text:span text:style-name="T75">+A</text:span><text:span text:style-name="T125">14</text:span><text:span text:style-name="T75">)/2)/2, </text:span><text:span text:style-name="T81">(A</text:span><text:span text:style-name="T129">11</text:span><text:span text:style-name="T81">+A</text:span><text:span text:style-name="T129">12</text:span><text:span text:style-name="T81">)/2-</text:span><text:span text:style-name="T75">((A</text:span><text:span text:style-name="T125">11</text:span><text:span text:style-name="T75">+A</text:span><text:span text:style-name="T125">12</text:span><text:span text:style-name="T75">)/2 + (A</text:span><text:span text:style-name="T125">13</text:span><text:span text:style-name="T75">+A</text:span><text:span text:style-name="T125">14</text:span><text:span text:style-name="T75">)/2)/2,A</text:span><text:span text:style-name="T125">11</text:span><text:span text:style-name="T75">-</text:span><text:span text:style-name="T82">(A</text:span><text:span text:style-name="T130">11</text:span><text:span text:style-name="T75">+</text:span><text:span text:style-name="T82">A</text:span><text:span text:style-name="T130">12</text:span><text:span text:style-name="T82">)/2,</text:span><text:span text:style-name="T75">A</text:span><text:span text:style-name="T125">13</text:span><text:span text:style-name="T75">-</text:span><text:span text:style-name="T82">(A</text:span><text:span text:style-name="T130">13</text:span><text:span text:style-name="T125"> </text:span><text:span text:style-name="T75">+</text:span><text:span text:style-name="T82">A</text:span><text:span text:style-name="T130">14</text:span><text:span text:style-name="T82">)/2]</text:span></text:p>
      <text:p text:style-name="P77"/>
      <text:p text:style-name="P19"><text:span text:style-name="T82">w</text:span><text:span text:style-name="T75">e repeat this process of keeping the detailed coefficients untouched and applying averagind-differencing technique on the approximation constants until there is only one (the first term of the vector) approximation left.</text:span></text:p>
      <text:p text:style-name="P79"/>
      <text:p text:style-name="P79">Step 3: Then we follow the same set of operation as described in steps 1 and 2 to obtain One Dimensional transformed matrix. Applying all these steps on all the column vectors also would result in Two dimensional transformed matrix.</text:p>
      <text:p text:style-name="P79"/>
      <text:p text:style-name="P86">Re-construction of the original image matrix:</text:p>
      <text:p text:style-name="P86"/>
      <text:p text:style-name="P20"><text:span text:style-name="T75">As discussed earlier, the 2D transformed or compressed matrix is H×A×H</text:span><text:span text:style-name="T29">T</text:span><text:span text:style-name="T75">. Since, the Haar matrix is a pre-defined matrix therefore, right multiplication of (H</text:span><text:span text:style-name="T29">T</text:span><text:span text:style-name="T75">)</text:span><text:span text:style-name="T29">-1</text:span><text:span text:style-name="T75"> and left multiplication of H</text:span><text:span text:style-name="T29">-1</text:span><text:span text:style-name="T75"> would result in the original image matrix.</text:span></text:p>
      <text:p text:style-name="P80"/>
      <text:p text:style-name="P20"><text:span text:style-name="T75">H</text:span><text:span text:style-name="T29">-1</text:span><text:span text:style-name="T75"> ×(H×A×H</text:span><text:span text:style-name="T29">T</text:span><text:span text:style-name="T75">)×(H</text:span><text:span text:style-name="T29">T</text:span><text:span text:style-name="T75">)</text:span><text:span text:style-name="T29">-1</text:span><text:span text:style-name="T75"> <text:s/>= (I)×A×(I) = Original Image matrix.</text:span></text:p>
      <text:p text:style-name="P80"/>
      <text:p text:style-name="P88"><text:span text:style-name="T75">Compressing an Image </text:span><text:span text:style-name="T88">using Haar with the use of </text:span><text:span text:style-name="T83">different </text:span><text:span text:style-name="T75">Algorithm</text:span><text:span text:style-name="T83">s</text:span><text:span text:style-name="T75">:</text:span></text:p>
      <text:p text:style-name="P87"/>
      <text:p text:style-name="P81">There are two approaches for building an algorithm:</text:p>
      <text:p text:style-name="P81"/>
      <text:p text:style-name="P81">A) Whole-matrix compression</text:p>
      <text:p text:style-name="P81">B) Batch-wise compression of a matrix.</text:p>
      <text:p text:style-name="P81"/>
      <text:p text:style-name="P21"><text:span text:style-name="T75">Whole-matrix compression: The idea is to generate an equal order Haar matrix as of the image matrix and then perform H×A and then finally compute (H×A)×H</text:span><text:span text:style-name="T29">T </text:span><text:span text:style-name="T75">to obtain the compressed matrix.</text:span></text:p>
      <text:p text:style-name="P81"/>
      <text:p text:style-name="P21"><text:span text:style-name="T75">Demerits of using Whole-matrix algorithm </text:span><text:span text:style-name="T86">(also the PROBLEMS FACED WHILE BUILDING THE ALGORITHM) </text:span><text:span text:style-name="T87">are</text:span><text:span text:style-name="T86">,</text:span></text:p>
      <text:p text:style-name="P81"/>
      <text:p text:style-name="P81">1) Requires high computational power, as to generate an n×n Haar matrix then multiply it with the whole image matrix at once and then again multiply the result with the transpose of the generated Haar matrix.</text:p>
      <text:p text:style-name="P81"/>
      <text:p text:style-name="P21"><text:span text:style-name="T75">2) Loss of accuracy, due to approximations that the computer does when performing the</text:span><text:span text:style-name="T84"> arithmetic. </text:span><text:span text:style-name="T88">A</text:span><text:span text:style-name="T84">s we are considering n×n Haar matrix, </text:span><text:span text:style-name="T88">with the increase in the value of</text:span><text:span text:style-name="T84"> n there is an increase in number of digits after the decimal point in the values of the matrix. </text:span><text:span text:style-name="T88">T</text:span><text:span text:style-name="T84">herefore, as n increases approximation also increases </text:span><text:span text:style-name="T88">and </text:span><text:span text:style-name="T84">so does the loss </text:span><text:span text:style-name="T88">of</text:span><text:span text:style-name="T84"> accuracy.</text:span></text:p>
      <text:p text:style-name="P82"/>
      <text:p text:style-name="P83">3) High storage requirements ,to store large image, Haar and its transpose matrices along with the intermediatary spacial elements.</text:p>
      <text:p text:style-name="P83"/>
      <text:p text:style-name="P22"><text:span text:style-name="T75">4) Low compression ratio or sometimes even decompression could take place, due to the conversion of lower space requiring data-type(integer) to the higher one(float) and in case of storing it in .txt format ,as the values in the haar matrix as discussed in the pointer number 2, have a lot of digits succeding the decimal point ,therefore number of characters also </text:span><text:span text:style-name="T85">are higher</text:span><text:span text:style-name="T75"> in the compressed matrix values </text:span><text:span text:style-name="T85">than in the original matrix.</text:span></text:p>
      <text:p text:style-name="P84"/>
      <text:p text:style-name="P85"><text:soft-page-break/>And the other miscallaneous ones.</text:p>
      <text:p text:style-name="P85"/>
      <text:p text:style-name="P85">Implementing the Batch-wise compression of a matrix, would overcome all the above de-merits of the whole-matrix compression.In this algorithm ,we divide the huge image matrix into batches of 8×8 or some m×m (such that, n%m =0) sub-matrices, and then apply the same operations to the sub matrices as described in the whole-matrix compression implementation to obtain the resulting compressed image matrix.</text:p>
      <text:p text:style-name="P85"/>
      <text:p text:style-name="P99">RESULTS OF IMPLEMENTING BATCH-WISE COMPRESSION OF A MATRIX USING HAAR:</text:p>
      <text:p text:style-name="P43"/>
      <text:p text:style-name="P43">When, the algorithm was deployed over the 4 different images of size 256<text:span text:style-name="T133">×</text:span><text:span text:style-name="T93">256 pixels and 16-bit pixel values, the following results were obtained :</text:span></text:p>
      <text:p text:style-name="P43"/>
      <text:p text:style-name="P43">size(Image1.txt) = <text:s/>391.9 kB and size(compressed_image1.txt) = 288.6 kB.</text:p>
      <text:p text:style-name="P43"/>
      <text:p text:style-name="P43">size(Image2.txt) = 389.6 kB and size(compressed_image2.txt) = 299 kB.</text:p>
      <text:p text:style-name="P43"/>
      <text:p text:style-name="P43">size(Image3.txt) = 373.9 kB and size(compressed_image3.txt) = <text:span text:style-name="T140">272.1 kB.</text:span></text:p>
      <text:p text:style-name="P43"/>
      <text:p text:style-name="P44">size(Image4.txt) = 376.9 kB and size(compressed_image4.txt) = 287.4 kB.</text:p>
      <text:p text:style-name="P44"/>
      <text:p text:style-name="P44">Therefore the average compression ration is found to be (26.3588+23.2546+27.2265+23.7464)/4 = </text:p>
      <text:p text:style-name="P44">25.1466%</text:p>
      <text:p text:style-name="P44"/>
      <text:p text:style-name="P44">and the average compressed size is found to be 96.3 kB.</text:p>
      <text:p text:style-name="P44"/>
      <text:p text:style-name="P44">Therefore, an additional image of the same dimensions and quality <text:span text:style-name="T141">as above </text:span>can be stored for every <text:s/>(383.075kB/96.3kB) = 3.9779 <text:s/><text:span text:style-name="T141">~ </text:span>4 images <text:span text:style-name="T141">of that type</text:span>.</text:p>
      <text:p text:style-name="P44"/>
      <text:p text:style-name="P65">Now, considering an image of different dimensions-568<text:span text:style-name="T133">×</text:span><text:span text:style-name="T93">568</text:span>, presented by the Data Patterns for the purpose of test, <text:s/><text:span text:style-name="T161">resulting compression on application of Haar algorithm is as follows</text:span>:</text:p>
      <text:p text:style-name="P65"/>
      <text:p text:style-name="P65">size(Input_DataPatterns.txt) = 1.2 MB (12,35,356 bytes)</text:p>
      <text:p text:style-name="P65"/>
      <text:p text:style-name="P65">and size(Output_DataPatterns.txt) = 858.0 kB (8,57,953 bytes).</text:p>
      <text:p text:style-name="P65"/>
      <text:p text:style-name="P65">Compression ratio for this image therefore is, <text:s/>30.55%.</text:p>
      <text:p text:style-name="P65"/>
      <text:p text:style-name="P65"><text:span text:style-name="T161">Generally</text:span>, <text:span text:style-name="T161">It is expected that on increasing the size of the image and on increasing the range of the pixel values, the percentage of compression would increase. So, from the above results, algorithm seems to work alright.</text:span></text:p>
      <text:p text:style-name="P44"/>
      <text:p text:style-name="P45">Note: (H)<text:span text:style-name="T17">n</text:span><text:span text:style-name="T133">×</text:span><text:span text:style-name="T93">A</text:span><text:span text:style-name="T133">×</text:span><text:span text:style-name="T93">(H</text:span><text:span text:style-name="T18">T</text:span><text:span text:style-name="T93">)</text:span><text:span text:style-name="T18">n</text:span><text:span text:style-name="T93">, </text:span><text:span text:style-name="T98">would result in more sparser elements, but as n increases more computational power </text:span><text:span text:style-name="T100">is required</text:span><text:span text:style-name="T98"> </text:span><text:span text:style-name="T101">and the loss of information also increases.</text:span></text:p>
      <text:p text:style-name="P44"/>
      <text:p text:style-name="P45">LOSSY ALGORITHM:</text:p>
      <text:p text:style-name="P45"/>
      <text:p text:style-name="P46">The Basic idea for obtaining more compression using lossy algorithm is to set a tolerance value. </text:p>
      <text:p text:style-name="P47">For the purpose of computation, the general approach is to round off the compressed values obtained by one of the above algorithms to a <text:span text:style-name="T143">fixed</text:span> number of digits after decimal or sometimes <text:soft-page-break/>even round off to the nearest integers. But the obtained image after reconstruction has quality issues sometimes large deviations from the pixel values of the original image.</text:p>
      <text:p text:style-name="P47"/>
      <text:p text:style-name="P47">FORMATTING THE OUTPUT:</text:p>
      <text:p text:style-name="P47"/>
      <text:p text:style-name="P47">When saving <text:span text:style-name="T143">the result </text:span>in a text file, the output must be formatted for obtaining higher compression ratios. The following formattings were included and were thought off to be included in the above algorithms :</text:p>
      <text:p text:style-name="P47"/>
      <text:p text:style-name="P47">1) Saving the compressed images in the triplet form or skipping zeroes with blank spaces, since the compressed images are sparse in nature.</text:p>
      <text:p text:style-name="P47"/>
      <text:p text:style-name="P47">2) Removing excess zeroes after the decimal point succeeding digits.</text:p>
      <text:p text:style-name="P47"/>
      <text:p text:style-name="P47">3) <text:span text:style-name="T142">Storing the compressed pixel values upto 3 digits atmost after the decimal point for 8</text:span><text:span text:style-name="T136">×</text:span><text:span text:style-name="T99">8 batch-wise compression since in 8</text:span><text:span text:style-name="T136">×</text:span><text:span text:style-name="T99">8 Haar matrix the maximum number of digits after decimal points is 3.</text:span></text:p>
      <text:p text:style-name="P74"/>
      <text:p text:style-name="P74"/>
      <text:p text:style-name="P74"/>
      <text:p text:style-name="P74"/>
      <text:p text:style-name="P74"/>
      <text:p text:style-name="P74"/>
      <text:p text:style-name="P75"/>
      <text:p text:style-name="P75"/>
      <text:p text:style-name="P64"><text:span text:style-name="T93"/></text:p>
      <text:p text:style-name="P64"/>
      <text:p text:style-name="P74"/>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oft-page-break/><text:span text:style-name="T1">(B)</text:span> <text:span text:style-name="T1">Encoded Form and LZW</text:span><text:span text:style-name="T4">(Lempel-Zi</text:span><text:span text:style-name="T5">ff</text:span><text:span text:style-name="T4">-Welch)</text:span><text:span text:style-name="T1"> </text:span><text:span text:style-name="T4">Encoding</text:span><text:span text:style-name="T1">:</text:span></text:p>
      <text:p text:style-name="P96"/>
      <text:p text:style-name="P50"/>
      <text:p text:style-name="P49">The two <text:span text:style-name="T146">main </text:span>types of encoding <text:span text:style-name="T146">techniques are:</text:span></text:p>
      <text:p text:style-name="P49"/>
      <text:p text:style-name="P49">A) fixed length encoding- In which the data to be compressed is encoded <text:span text:style-name="T157">in</text:span>to a predetermined set of equal length<text:span text:style-name="T157">ed</text:span> series of characters or sometimes a single character.</text:p>
      <text:p text:style-name="P49"/>
      <text:p text:style-name="P49">B) variable length encoding<text:span text:style-name="T146">(VLE)</text:span>- <text:span text:style-name="T145">In which the data to be compressed is encoded </text:span><text:span text:style-name="T157">in</text:span><text:span text:style-name="T145">to a series of characters or some times a single character depending upon the factors such as </text:span><text:span text:style-name="T157">the occurance of a </text:span><text:span text:style-name="T145">value, its neighboring values so on.</text:span></text:p>
      <text:p text:style-name="P49"/>
      <text:p text:style-name="P51">It is evident that variable length encoding results in greater compression than compared to the fixed length encoding, but VLE is a body of complex logic ,therefore <text:span text:style-name="T146">computing it demands for </text:span><text:span text:style-name="T155">the requirement of </text:span><text:span text:style-name="T146">higher </text:span><text:span text:style-name="T155">computational power</text:span></text:p>
      <text:p text:style-name="P51"/>
      <text:p text:style-name="P52">Huffman encoding, Run-Length Encoding(RLE), LZW encoding are <text:span text:style-name="T155">the most prominent algorithms of this type.</text:span></text:p>
      <text:p text:style-name="P52"/>
      <text:p text:style-name="P52">Note:</text:p>
      <text:p text:style-name="P52">1) It is important to understand that, most of the encoding techniques that exist today ,<text:span text:style-name="T147">that</text:span> result in higher compression are the results of <text:span text:style-name="T147">ideas born out of complex </text:span>math<text:span text:style-name="T157">ematical</text:span> <text:span text:style-name="T147">concepts such as probability distribution, statistics, geometry and so on. But their results are not classified under Mathematically compressed form, due to the fact that both the encoding and reconstruction steps donot require the use of mathematical operations like in the case of </text:span><text:span text:style-name="T148">algorithms such as </text:span><text:span text:style-name="T147">Haar, </text:span><text:span text:style-name="T148">DCT</text:span><text:span text:style-name="T147">.</text:span></text:p>
      <text:p text:style-name="P53">2) Compression resulting from encoding is always lossless in nature as the logic itself does not contain any operation that results some form of loss in data.</text:p>
      <text:p text:style-name="P53">3) Generally, encoding results in lower compression ratios than compared to other compression techniques due to the following reasons:</text:p>
      <text:p text:style-name="P53">A) Both the encoded series of data and the dictionary(a data structures containing definitions of the characters or their series used for encoding) are to be stored.</text:p>
      <text:p text:style-name="P55">B) Most of the times it requires <text:span text:style-name="T158">a buffer zone beyond the values of the pixels itself</text:span> for the purpose of encoding. (The best example is the use of additional bit numbers for encoding in LZW)</text:p>
      <text:p text:style-name="P55">for example, If LZW was to be implemented for the compression of an 8-bit image, we require atleast 9-bit data or sometimes more than <text:span text:style-name="T158">that</text:span>, as the numbers from 0-2<text:span text:style-name="T17">8</text:span>-1 are already used for the pixel values therefore the numbers from 2<text:span text:style-name="T17">8</text:span> to 2<text:span text:style-name="T17">9</text:span>-1 are used for encoding the patterns of the pixel values.</text:p>
      <text:p text:style-name="P55"><text:s/><text:span text:style-name="T158">T</text:span><text:span text:style-name="T150">he requirement of higher bit data increases with large number of sequences to be encoded (happens due to data with huge variations in its values) and also with the increase in the number of bits of the values in the original data set.</text:span></text:p>
      <text:p text:style-name="P54"><text:span text:style-name="T149">C</text:span>) <text:span text:style-name="T150">As discussed in the above pointer, </text:span><text:span text:style-name="T149">Higher d</text:span>ependency on the variations in the values of the original data set .<text:span text:style-name="T158">That is</text:span>, larger the variation, lower is the compression. (Generally, encoding results in higher compression of a data set ,when the data contains multiple occurences of a pattern of values of the data or sometimes a value of the data, depending on the encoding logic.) <text:span text:style-name="T149">The techinques in which, the resulting compression ratio depends upon the original data to a larger extent are said to be inefficient.</text:span></text:p>
      <text:p text:style-name="P54"><text:span text:style-name="T149">THIS ARE THE </text:span><text:span text:style-name="T150">MAJOR </text:span><text:span text:style-name="T149">REASONS FOR CHOOSING HAAR COMPRESSION TECHNIQUE OVER LZW </text:span><text:span text:style-name="T150">FOR THE COMPRESSION OF THAPARSAT’S IMAGE DATA</text:span><text:span text:style-name="T149">. <text:s text:c="2"/></text:span></text:p>
      <text:p text:style-name="P54"><text:span text:style-name="T149">It was also evident in the </text:span><text:span text:style-name="T150">comparison between the results of compression between Haar and LZW techniques.</text:span></text:p>
      <text:p text:style-name="P52"/>
      <text:p text:style-name="P51"/>
      <text:p text:style-name="P56"><text:soft-page-break/>LZW Logic and working:</text:p>
      <text:p text:style-name="P56"/>
      <text:p text:style-name="P56">Consider an example of 4<text:span text:style-name="T133">×</text:span><text:span text:style-name="T93">4 8-bit image matrix. Now, for the purpose of encoding we require atleast an extra bit, therefore we normalize all data to 9-bit but the pixel values always lie between 0-2</text:span><text:span text:style-name="T18">8</text:span><text:span text:style-name="T93">-1.</text:span></text:p>
      <text:p text:style-name="P56"/>
      <text:p text:style-name="P56">Matrix:</text:p>
      <text:p text:style-name="P56"/>
      <text:p text:style-name="P57">88 <text:s text:c="3"/>88 <text:s text:c="2"/>89 <text:s text:c="3"/>90</text:p>
      <text:p text:style-name="P57"/>
      <text:p text:style-name="P57">90 <text:s text:c="3"/>90 <text:s text:c="2"/>91 <text:s text:c="3"/>92</text:p>
      <text:p text:style-name="P57"/>
      <text:p text:style-name="P57">92 <text:s text:c="3"/>92 <text:s text:c="2"/>93 <text:s text:c="3"/>94</text:p>
      <text:p text:style-name="P57"/>
      <text:p text:style-name="P57">88 <text:s text:c="3"/>89 <text:s text:c="2"/>90 <text:s text:c="3"/>90</text:p>
      <text:p text:style-name="P57"/>
      <text:p text:style-name="P57">Now ,let us consider two stacks for simplicity, one for storing the encoded series and the other for storing the definition of encoded characters called Dictionary.</text:p>
      <text:p text:style-name="P57"/>
      <text:p text:style-name="P60">Terms and logic:</text:p>
      <text:p text:style-name="P57"/>
      <text:p text:style-name="P59">Correctly recognised sequence is either the previous pixel value if there exists no sequence in the dictionary formed by concatenation of the current and the previous pixel values or the sequence <text:span text:style-name="T152">formed by the</text:span> concatenation of the current and previous values <text:span text:style-name="T152">if the same </text:span>exists in the dictionary. </text:p>
      <text:p text:style-name="P59"><text:span text:style-name="T152">Encoded output is the correctly recognized sequence if the value of correctly recognized sequence value lies between 0 and 2</text:span><text:span text:style-name="T33">8</text:span><text:span text:style-name="T152">-1 (In this example) and is the dictionary location if the correctly recognized sequence doesn’t lie between 0 and 2</text:span><text:span text:style-name="T33">8</text:span><text:span text:style-name="T152">-1 (Encoded output is a value between 2</text:span><text:span text:style-name="T33">8</text:span><text:span text:style-name="T152"> to 2</text:span><text:span text:style-name="T33">9</text:span><text:span text:style-name="T152">-1 in this case ,in this example). </text:span></text:p>
      <text:p text:style-name="P60">Dictionary location is a value in the buffer zone <text:s/>i.e., in [2<text:span text:style-name="T17">8</text:span>,2<text:span text:style-name="T17">9</text:span>-1] which is assigned to a new sequence formed by the current pixel and correctly recognized sequence <text:span text:style-name="T153">stored as the corresponding dictionary entry</text:span>, if there exists no prior sequence resembling this sequence, else no new dictionary location is alloted to that pre-existant sequence.</text:p>
      <text:p text:style-name="P60"/>
      <text:p text:style-name="P61">Procedure:</text:p>
      <text:p text:style-name="P61"/>
      <text:p text:style-name="P61">1) Each pixel is selected one-by-one in the row-major sequence.</text:p>
      <text:p text:style-name="P61">2) If the pixel selected is the first pixel itself, then as explained above there exists no correctly recognised sequence, therefore no encoded output or dictionary entry and its location. Therefore it directly moves into the correctly recognised sequence of the second pixel.</text:p>
      <text:p text:style-name="P61">3) Else if the pixel selected is not the first pixel then, as discussed above we check for the sequence formed by it and the correctly recognised sequence in the dictionary and if it doesn’t exist in the dictionary then it is pushed into the dictionary and a location for it is alloted and the encoded output is the correctly recognised sequence itself , else the pre-existant sequence is moved into the correctly recognised sequence of the next pixel and the current pixel there is no encoded value, and no new entry into the dictionary.</text:p>
      <text:p text:style-name="P61"/>
      <text:p text:style-name="P63">Therefore for the given example, encoded output series is: 88 88 89 90 259 91 92 262 93 94 257 259 <text:s text:c="3"/></text:p>
      <text:p text:style-name="P63">And the dictionay for the same example is:</text:p>
      <table:table table:name="Table4" table:style-name="Table4">
        <table:table-column table:style-name="Table4.A" table:number-columns-repeated="4"/>
        <table:table-column table:style-name="Table4.E"/>
        <table:table-column table:style-name="Table4.F"/>
        <table:table-column table:style-name="Table4.G"/>
        <table:table-column table:style-name="Table4.H"/>
        <table:table-column table:style-name="Table4.I"/>
        <table:table-column table:style-name="Table4.A"/>
        <table:table-column table:style-name="Table4.K"/>
        <table:table-row>
          <table:table-cell table:style-name="Table4.A1" office:value-type="string">
            <text:p text:style-name="P33">256</text:p>
          </table:table-cell>
          <table:table-cell table:style-name="Table4.A1" office:value-type="string">
            <text:p text:style-name="P33">257</text:p>
          </table:table-cell>
          <table:table-cell table:style-name="Table4.A1" office:value-type="string">
            <text:p text:style-name="P33">258</text:p>
          </table:table-cell>
          <table:table-cell table:style-name="Table4.A1" office:value-type="string">
            <text:p text:style-name="P33">259</text:p>
          </table:table-cell>
          <table:table-cell table:style-name="Table4.A1" office:value-type="string">
            <text:p text:style-name="P33">260</text:p>
          </table:table-cell>
          <table:table-cell table:style-name="Table4.A1" office:value-type="string">
            <text:p text:style-name="P33">261</text:p>
          </table:table-cell>
          <table:table-cell table:style-name="Table4.A1" office:value-type="string">
            <text:p text:style-name="P33">262</text:p>
          </table:table-cell>
          <table:table-cell table:style-name="Table4.A1" office:value-type="string">
            <text:p text:style-name="P33">263</text:p>
          </table:table-cell>
          <table:table-cell table:style-name="Table4.A1" office:value-type="string">
            <text:p text:style-name="P33">264</text:p>
          </table:table-cell>
          <table:table-cell table:style-name="Table4.A1" office:value-type="string">
            <text:p text:style-name="P33">265</text:p>
          </table:table-cell>
          <table:table-cell table:style-name="Table4.K1" office:value-type="string">
            <text:p text:style-name="P33">266</text:p>
          </table:table-cell>
        </table:table-row>
        <table:table-row>
          <table:table-cell table:style-name="Table4.A2" office:value-type="string">
            <text:p text:style-name="P33">88-88</text:p>
          </table:table-cell>
          <table:table-cell table:style-name="Table4.A2" office:value-type="string">
            <text:p text:style-name="P33">88-89</text:p>
          </table:table-cell>
          <table:table-cell table:style-name="Table4.A2" office:value-type="string">
            <text:p text:style-name="P33">89-90</text:p>
          </table:table-cell>
          <table:table-cell table:style-name="Table4.A2" office:value-type="string">
            <text:p text:style-name="P33">90-90</text:p>
          </table:table-cell>
          <table:table-cell table:style-name="Table4.A2" office:value-type="string">
            <text:p text:style-name="P33">90-90-91</text:p>
          </table:table-cell>
          <table:table-cell table:style-name="Table4.A2" office:value-type="string">
            <text:p text:style-name="P33">91-92</text:p>
          </table:table-cell>
          <table:table-cell table:style-name="Table4.A2" office:value-type="string">
            <text:p text:style-name="P33">92-92</text:p>
          </table:table-cell>
          <table:table-cell table:style-name="Table4.A2" office:value-type="string">
            <text:p text:style-name="P33">92-92-93</text:p>
          </table:table-cell>
          <table:table-cell table:style-name="Table4.A2" office:value-type="string">
            <text:p text:style-name="P33">93-94</text:p>
          </table:table-cell>
          <table:table-cell table:style-name="Table4.A2" office:value-type="string">
            <text:p text:style-name="P33">94-88</text:p>
          </table:table-cell>
          <table:table-cell table:style-name="Table4.K2" office:value-type="string">
            <text:p text:style-name="P33">88-89-90</text:p>
          </table:table-cell>
        </table:table-row>
      </table:table>
      <text:p text:style-name="P58"><text:soft-page-break/></text:p>
      <table:table table:name="Table3" table:style-name="Table3">
        <table:table-column table:style-name="Table3.A" table:number-columns-repeated="5"/>
        <table:table-row>
          <table:table-cell table:style-name="Table3.A1" office:value-type="string">
            <text:p text:style-name="P29">Correctly recognised sequence</text:p>
          </table:table-cell>
          <table:table-cell table:style-name="Table3.A1" office:value-type="string">
            <text:p text:style-name="P29">Current Pixel</text:p>
          </table:table-cell>
          <table:table-cell table:style-name="Table3.A1" office:value-type="string">
            <text:p text:style-name="P29">Encoded output</text:p>
          </table:table-cell>
          <table:table-cell table:style-name="Table3.A1" office:value-type="string">
            <text:p text:style-name="P29">Dictionary location</text:p>
          </table:table-cell>
          <table:table-cell table:style-name="Table3.E1" office:value-type="string">
            <text:p text:style-name="P29">Dictionary entry</text:p>
          </table:table-cell>
        </table:table-row>
        <table:table-row>
          <table:table-cell table:style-name="Table3.A2" office:value-type="string">
            <text:p text:style-name="P29">-</text:p>
          </table:table-cell>
          <table:table-cell table:style-name="Table3.A2" office:value-type="string">
            <text:p text:style-name="P29">88</text:p>
          </table:table-cell>
          <table:table-cell table:style-name="Table3.A2" office:value-type="string">
            <text:p text:style-name="P29">-</text:p>
          </table:table-cell>
          <table:table-cell table:style-name="Table3.A2" office:value-type="string">
            <text:p text:style-name="P29">-</text:p>
          </table:table-cell>
          <table:table-cell table:style-name="Table3.E2" office:value-type="string">
            <text:p text:style-name="P29">-</text:p>
          </table:table-cell>
        </table:table-row>
        <table:table-row table:style-name="Table3.3">
          <table:table-cell table:style-name="Table3.A2" office:value-type="string">
            <text:p text:style-name="P29">88</text:p>
          </table:table-cell>
          <table:table-cell table:style-name="Table3.A2" office:value-type="string">
            <text:p text:style-name="P29">88</text:p>
          </table:table-cell>
          <table:table-cell table:style-name="Table3.A2" office:value-type="string">
            <text:p text:style-name="P29">88</text:p>
          </table:table-cell>
          <table:table-cell table:style-name="Table3.A2" office:value-type="string">
            <text:p text:style-name="P29">256</text:p>
          </table:table-cell>
          <table:table-cell table:style-name="Table3.E2" office:value-type="string">
            <text:p text:style-name="P29">88-88</text:p>
          </table:table-cell>
        </table:table-row>
        <table:table-row table:style-name="Table3.3">
          <table:table-cell table:style-name="Table3.A2" office:value-type="string">
            <text:p text:style-name="P29">88</text:p>
          </table:table-cell>
          <table:table-cell table:style-name="Table3.A2" office:value-type="string">
            <text:p text:style-name="P29">89</text:p>
          </table:table-cell>
          <table:table-cell table:style-name="Table3.A2" office:value-type="string">
            <text:p text:style-name="P29">88</text:p>
          </table:table-cell>
          <table:table-cell table:style-name="Table3.A2" office:value-type="string">
            <text:p text:style-name="P29">257</text:p>
          </table:table-cell>
          <table:table-cell table:style-name="Table3.E2" office:value-type="string">
            <text:p text:style-name="P29">88-89</text:p>
          </table:table-cell>
        </table:table-row>
        <table:table-row table:style-name="Table3.3">
          <table:table-cell table:style-name="Table3.A2" office:value-type="string">
            <text:p text:style-name="P30">89</text:p>
          </table:table-cell>
          <table:table-cell table:style-name="Table3.A2" office:value-type="string">
            <text:p text:style-name="P30">90</text:p>
          </table:table-cell>
          <table:table-cell table:style-name="Table3.A2" office:value-type="string">
            <text:p text:style-name="P30">89</text:p>
          </table:table-cell>
          <table:table-cell table:style-name="Table3.A2" office:value-type="string">
            <text:p text:style-name="P30">258</text:p>
          </table:table-cell>
          <table:table-cell table:style-name="Table3.E2" office:value-type="string">
            <text:p text:style-name="P30">89-90</text:p>
          </table:table-cell>
        </table:table-row>
        <table:table-row table:style-name="Table3.3">
          <table:table-cell table:style-name="Table3.A2" office:value-type="string">
            <text:p text:style-name="P30">90</text:p>
          </table:table-cell>
          <table:table-cell table:style-name="Table3.A2" office:value-type="string">
            <text:p text:style-name="P30">90</text:p>
          </table:table-cell>
          <table:table-cell table:style-name="Table3.A2" office:value-type="string">
            <text:p text:style-name="P30">90</text:p>
          </table:table-cell>
          <table:table-cell table:style-name="Table3.A2" office:value-type="string">
            <text:p text:style-name="P30">259</text:p>
          </table:table-cell>
          <table:table-cell table:style-name="Table3.E2" office:value-type="string">
            <text:p text:style-name="P30">90-90</text:p>
          </table:table-cell>
        </table:table-row>
        <table:table-row table:style-name="Table3.3">
          <table:table-cell table:style-name="Table3.A2" office:value-type="string">
            <text:p text:style-name="P30">90</text:p>
          </table:table-cell>
          <table:table-cell table:style-name="Table3.A2" office:value-type="string">
            <text:p text:style-name="P30">90</text:p>
          </table:table-cell>
          <table:table-cell table:style-name="Table3.A2" office:value-type="string">
            <text:p text:style-name="P30">-</text:p>
          </table:table-cell>
          <table:table-cell table:style-name="Table3.A2" office:value-type="string">
            <text:p text:style-name="P30">-</text:p>
          </table:table-cell>
          <table:table-cell table:style-name="Table3.E2" office:value-type="string">
            <text:p text:style-name="P30">-</text:p>
          </table:table-cell>
        </table:table-row>
        <table:table-row table:style-name="Table3.3">
          <table:table-cell table:style-name="Table3.A2" office:value-type="string">
            <text:p text:style-name="P30">90-90</text:p>
          </table:table-cell>
          <table:table-cell table:style-name="Table3.A2" office:value-type="string">
            <text:p text:style-name="P30">91</text:p>
          </table:table-cell>
          <table:table-cell table:style-name="Table3.A2" office:value-type="string">
            <text:p text:style-name="P30">259</text:p>
          </table:table-cell>
          <table:table-cell table:style-name="Table3.A2" office:value-type="string">
            <text:p text:style-name="P30">260</text:p>
          </table:table-cell>
          <table:table-cell table:style-name="Table3.E2" office:value-type="string">
            <text:p text:style-name="P30">90-90-91</text:p>
          </table:table-cell>
        </table:table-row>
        <table:table-row table:style-name="Table3.3">
          <table:table-cell table:style-name="Table3.A2" office:value-type="string">
            <text:p text:style-name="P30">91</text:p>
          </table:table-cell>
          <table:table-cell table:style-name="Table3.A2" office:value-type="string">
            <text:p text:style-name="P30">92</text:p>
          </table:table-cell>
          <table:table-cell table:style-name="Table3.A2" office:value-type="string">
            <text:p text:style-name="P30">91</text:p>
          </table:table-cell>
          <table:table-cell table:style-name="Table3.A2" office:value-type="string">
            <text:p text:style-name="P30">261</text:p>
          </table:table-cell>
          <table:table-cell table:style-name="Table3.E2" office:value-type="string">
            <text:p text:style-name="P30">91-92</text:p>
          </table:table-cell>
        </table:table-row>
        <table:table-row table:style-name="Table3.3">
          <table:table-cell table:style-name="Table3.A2" office:value-type="string">
            <text:p text:style-name="P30">92</text:p>
          </table:table-cell>
          <table:table-cell table:style-name="Table3.A2" office:value-type="string">
            <text:p text:style-name="P30">92</text:p>
          </table:table-cell>
          <table:table-cell table:style-name="Table3.A2" office:value-type="string">
            <text:p text:style-name="P30">92</text:p>
          </table:table-cell>
          <table:table-cell table:style-name="Table3.A2" office:value-type="string">
            <text:p text:style-name="P30">262</text:p>
          </table:table-cell>
          <table:table-cell table:style-name="Table3.E2" office:value-type="string">
            <text:p text:style-name="P30">92-92</text:p>
          </table:table-cell>
        </table:table-row>
        <table:table-row table:style-name="Table3.3">
          <table:table-cell table:style-name="Table3.A2" office:value-type="string">
            <text:p text:style-name="P30">92</text:p>
          </table:table-cell>
          <table:table-cell table:style-name="Table3.A2" office:value-type="string">
            <text:p text:style-name="P30">92</text:p>
          </table:table-cell>
          <table:table-cell table:style-name="Table3.A2" office:value-type="string">
            <text:p text:style-name="P30">-</text:p>
          </table:table-cell>
          <table:table-cell table:style-name="Table3.A2" office:value-type="string">
            <text:p text:style-name="P30">-</text:p>
          </table:table-cell>
          <table:table-cell table:style-name="Table3.E2" office:value-type="string">
            <text:p text:style-name="P30">-</text:p>
          </table:table-cell>
        </table:table-row>
        <table:table-row table:style-name="Table3.3">
          <table:table-cell table:style-name="Table3.A2" office:value-type="string">
            <text:p text:style-name="P30">92-92</text:p>
          </table:table-cell>
          <table:table-cell table:style-name="Table3.A2" office:value-type="string">
            <text:p text:style-name="P30">93</text:p>
          </table:table-cell>
          <table:table-cell table:style-name="Table3.A2" office:value-type="string">
            <text:p text:style-name="P30">262</text:p>
          </table:table-cell>
          <table:table-cell table:style-name="Table3.A2" office:value-type="string">
            <text:p text:style-name="P30">263</text:p>
          </table:table-cell>
          <table:table-cell table:style-name="Table3.E2" office:value-type="string">
            <text:p text:style-name="P30">92-92-93</text:p>
          </table:table-cell>
        </table:table-row>
        <table:table-row table:style-name="Table3.3">
          <table:table-cell table:style-name="Table3.A2" office:value-type="string">
            <text:p text:style-name="P30">93</text:p>
          </table:table-cell>
          <table:table-cell table:style-name="Table3.A2" office:value-type="string">
            <text:p text:style-name="P30">94</text:p>
          </table:table-cell>
          <table:table-cell table:style-name="Table3.A2" office:value-type="string">
            <text:p text:style-name="P30">93</text:p>
          </table:table-cell>
          <table:table-cell table:style-name="Table3.A2" office:value-type="string">
            <text:p text:style-name="P30">264</text:p>
          </table:table-cell>
          <table:table-cell table:style-name="Table3.E2" office:value-type="string">
            <text:p text:style-name="P30">93-94</text:p>
          </table:table-cell>
        </table:table-row>
        <table:table-row table:style-name="Table3.3">
          <table:table-cell table:style-name="Table3.A2" office:value-type="string">
            <text:p text:style-name="P30">94</text:p>
          </table:table-cell>
          <table:table-cell table:style-name="Table3.A2" office:value-type="string">
            <text:p text:style-name="P30">88</text:p>
          </table:table-cell>
          <table:table-cell table:style-name="Table3.A2" office:value-type="string">
            <text:p text:style-name="P30">94</text:p>
          </table:table-cell>
          <table:table-cell table:style-name="Table3.A2" office:value-type="string">
            <text:p text:style-name="P30">265</text:p>
          </table:table-cell>
          <table:table-cell table:style-name="Table3.E2" office:value-type="string">
            <text:p text:style-name="P30">94-88</text:p>
          </table:table-cell>
        </table:table-row>
        <table:table-row table:style-name="Table3.3">
          <table:table-cell table:style-name="Table3.A2" office:value-type="string">
            <text:p text:style-name="P30">88</text:p>
          </table:table-cell>
          <table:table-cell table:style-name="Table3.A2" office:value-type="string">
            <text:p text:style-name="P30">89</text:p>
          </table:table-cell>
          <table:table-cell table:style-name="Table3.A2" office:value-type="string">
            <text:p text:style-name="P30">-</text:p>
          </table:table-cell>
          <table:table-cell table:style-name="Table3.A2" office:value-type="string">
            <text:p text:style-name="P30">-</text:p>
          </table:table-cell>
          <table:table-cell table:style-name="Table3.E2" office:value-type="string">
            <text:p text:style-name="P30">-</text:p>
          </table:table-cell>
        </table:table-row>
        <table:table-row table:style-name="Table3.3">
          <table:table-cell table:style-name="Table3.A2" office:value-type="string">
            <text:p text:style-name="P31">88-89</text:p>
          </table:table-cell>
          <table:table-cell table:style-name="Table3.A2" office:value-type="string">
            <text:p text:style-name="P31">90</text:p>
          </table:table-cell>
          <table:table-cell table:style-name="Table3.A2" office:value-type="string">
            <text:p text:style-name="P31">257</text:p>
          </table:table-cell>
          <table:table-cell table:style-name="Table3.A2" office:value-type="string">
            <text:p text:style-name="P31">2<text:span text:style-name="T154">66</text:span></text:p>
          </table:table-cell>
          <table:table-cell table:style-name="Table3.E2" office:value-type="string">
            <text:p text:style-name="P31">88-89-90</text:p>
          </table:table-cell>
        </table:table-row>
        <table:table-row table:style-name="Table3.3">
          <table:table-cell table:style-name="Table3.A2" office:value-type="string">
            <text:p text:style-name="P31">90</text:p>
          </table:table-cell>
          <table:table-cell table:style-name="Table3.A2" office:value-type="string">
            <text:p text:style-name="P31">90</text:p>
          </table:table-cell>
          <table:table-cell table:style-name="Table3.A2" office:value-type="string">
            <text:p text:style-name="P31">-</text:p>
          </table:table-cell>
          <table:table-cell table:style-name="Table3.A2" office:value-type="string">
            <text:p text:style-name="P31">-</text:p>
          </table:table-cell>
          <table:table-cell table:style-name="Table3.E2" office:value-type="string">
            <text:p text:style-name="P31">-</text:p>
          </table:table-cell>
        </table:table-row>
        <table:table-row table:style-name="Table3.3">
          <table:table-cell table:style-name="Table3.A18" office:value-type="string">
            <text:p text:style-name="P32">90-90</text:p>
          </table:table-cell>
          <table:table-cell table:style-name="Table3.A18" office:value-type="string">
            <text:p text:style-name="P31">-</text:p>
          </table:table-cell>
          <table:table-cell table:style-name="Table3.A18" office:value-type="string">
            <text:p text:style-name="P32">259</text:p>
          </table:table-cell>
          <table:table-cell table:style-name="Table3.A18" office:value-type="string">
            <text:p text:style-name="P31">-</text:p>
          </table:table-cell>
          <table:table-cell table:style-name="Table3.E18" office:value-type="string">
            <text:p text:style-name="P31">-</text:p>
          </table:table-cell>
        </table:table-row>
      </table:table>
      <text:p text:style-name="P62"/>
      <text:p text:style-name="P57"/>
      <text:p text:style-name="P14"><text:span text:style-name="T151">PROBLEMS FACED </text:span><text:span text:style-name="T155">WHILE BUILDING THE ALGORITHM</text:span><text:span text:style-name="T151">:</text:span></text:p>
      <text:p text:style-name="P14"/>
      <text:p text:style-name="P23">1) <text:span text:style-name="T155">When the encoded output </text:span><text:span text:style-name="T158">series </text:span><text:span text:style-name="T155">and dictionary entries also consists of series of integers or long integers the compression is insignificant.</text:span></text:p>
      <text:p text:style-name="P15"><text:s/></text:p>
      <text:p text:style-name="P15"><text:span text:style-name="T155">Implemented solution: Conversion of integers to series of characters.</text:span> <text:s text:c="89"/></text:p>
      <text:p text:style-name="P13"><text:s text:c="100"/></text:p>
      <text:p text:style-name="P24">2) Dictionary consists of a large number of entries and their corresponding locations, therefore there is a high chance of decompression taking place.</text:p>
      <text:p text:style-name="P24"/>
      <text:p text:style-name="P24">Implementable solution: Store the locations and the corresponding entries in the dictionary that are required to decode the encoded array.</text:p>
      <text:p text:style-name="P24"/>
      <text:p text:style-name="P24">3) <text:span text:style-name="T156">Storing dictionary with large number of huge entries for the purpose of computation of the next step requires large amounts of memory ,therefore while compiling the code segmentation fault is most likely to occur.</text:span></text:p>
      <text:p text:style-name="P24"/>
      <text:p text:style-name="P25">Implementable solution: Batch-wise implementation with the implemenatation of solution of the problem 2 with multiple dictionary arrays would be more efficient in terms of space and power required for computation.</text:p>
      <text:p text:style-name="P25"><text:soft-page-break/></text:p>
      <text:p text:style-name="P25">Note: Avoiding extra characters would largely contribute to the compression ratio.</text:p>
      <text:p text:style-name="P25"/>
      <text:p text:style-name="P25">DECODING THE LZW ENCODED FORM:</text:p>
      <text:p text:style-name="P25"/>
      <text:p text:style-name="P25">Values between the typical grayscale range of the image are placed as it is in the matrix in the row-major order and the values out of the range are referred to in the dictionary for the sequence and broken down into each pixel value and then placed in the adjacent cells.</text:p>
      <text:p text:style-name="P25"/>
      <text:p text:style-name="P98">Note: Codes for all the algorithms discussed above are in a seperate file attached with this report.</text:p>
      <text:p text:style-name="P25"/>
      <text:p text:style-name="P13"><text:s text:c="10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2T20:15:14.614966972</meta:creation-date>
    <dc:date>2022-11-21T16:23:21.578202537</dc:date>
    <meta:editing-duration>PT57M25S</meta:editing-duration>
    <meta:editing-cycles>12</meta:editing-cycles>
    <meta:generator>LibreOffice/7.3.6.2$Linux_X86_64 LibreOffice_project/30$Build-2</meta:generator>
    <meta:document-statistic meta:table-count="4" meta:image-count="0" meta:object-count="0" meta:page-count="11" meta:paragraph-count="280" meta:word-count="3524" meta:character-count="21668" meta:non-whitespace-character-count="17450"/>
  </office:meta>
</office:document-meta>
</file>